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56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2.3181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3.211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holeSplee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S&lt;br&gt; follow link to MSigDB</text:p>
          </table:table-cell>
          <table:table-cell office:value-type="string">
            <text:p>GS DETAILS</text:p>
          </table:table-cell>
          <table:table-cell office:value-type="string">
            <text:p>SIZE</text:p>
          </table:table-cell>
          <table:table-cell office:value-type="string">
            <text:p>ES</text:p>
          </table:table-cell>
          <table:table-cell office:value-type="string">
            <text:p>NES</text:p>
          </table:table-cell>
          <table:table-cell office:value-type="string">
            <text:p>NOM p-val</text:p>
          </table:table-cell>
          <table:table-cell office:value-type="string">
            <text:p>FDR q-val</text:p>
          </table:table-cell>
          <table:table-cell office:value-type="string">
            <text:p>FWER p-val</text:p>
          </table:table-cell>
          <table:table-cell office:value-type="string">
            <text:p>RANK AT MAX</text:p>
          </table:table-cell>
          <table:table-cell office:value-type="string">
            <text:p>LEADING EDGE</text:p>
          </table:table-cell>
        </table:table-row>
        <table:table-row table:style-name="ro1">
          <table:table-cell table:number-columns-repeated="2" office:value-type="string">
            <text:p>HALLMARK_HEME_METABOLISM</text:p>
          </table:table-cell>
          <table:table-cell office:value-type="string">
            <text:p>Details ...</text:p>
          </table:table-cell>
          <table:table-cell office:value-type="float" office:value="184">
            <text:p>184</text:p>
          </table:table-cell>
          <table:table-cell office:value-type="float" office:value="-0.54903424">
            <text:p>-0.54903424</text:p>
          </table:table-cell>
          <table:table-cell office:value-type="float" office:value="-2.2524369">
            <text:p>-2.2524369</text:p>
          </table:table-cell>
          <table:table-cell table:number-columns-repeated="3" office:value-type="float" office:value="0">
            <text:p>0</text:p>
          </table:table-cell>
          <table:table-cell office:value-type="float" office:value="5768">
            <text:p>5768</text:p>
          </table:table-cell>
          <table:table-cell office:value-type="string">
            <text:p>tags=58%, list=34%, signal=87%</text:p>
          </table:table-cell>
        </table:table-row>
        <table:table-row table:style-name="ro1">
          <table:table-cell table:number-columns-repeated="2" office:value-type="string">
            <text:p>HALLMARK_E2F_TARGETS</text:p>
          </table:table-cell>
          <table:table-cell office:value-type="string">
            <text:p>Details ...</text:p>
          </table:table-cell>
          <table:table-cell office:value-type="float" office:value="198">
            <text:p>198</text:p>
          </table:table-cell>
          <table:table-cell office:value-type="float" office:value="-0.4900612">
            <text:p>-0.4900612</text:p>
          </table:table-cell>
          <table:table-cell office:value-type="float" office:value="-2.0231931">
            <text:p>-2.0231931</text:p>
          </table:table-cell>
          <table:table-cell office:value-type="float" office:value="0">
            <text:p>0</text:p>
          </table:table-cell>
          <table:table-cell office:value-type="float" office:value="0.0015134843">
            <text:p>0.0015134843</text:p>
          </table:table-cell>
          <table:table-cell office:value-type="float" office:value="0.0019">
            <text:p>0.0019</text:p>
          </table:table-cell>
          <table:table-cell office:value-type="float" office:value="6971">
            <text:p>6971</text:p>
          </table:table-cell>
          <table:table-cell office:value-type="string">
            <text:p>tags=75%, list=41%, signal=126%</text:p>
          </table:table-cell>
        </table:table-row>
        <table:table-row table:style-name="ro1">
          <table:table-cell table:number-columns-repeated="2" office:value-type="string">
            <text:p>HALLMARK_G2M_CHECKPOINT</text:p>
          </table:table-cell>
          <table:table-cell office:value-type="string">
            <text:p>Details ...</text:p>
          </table:table-cell>
          <table:table-cell office:value-type="float" office:value="191">
            <text:p>191</text:p>
          </table:table-cell>
          <table:table-cell office:value-type="float" office:value="-0.44029787">
            <text:p>-0.44029787</text:p>
          </table:table-cell>
          <table:table-cell office:value-type="float" office:value="-1.8083163">
            <text:p>-1.8083163</text:p>
          </table:table-cell>
          <table:table-cell office:value-type="float" office:value="0">
            <text:p>0</text:p>
          </table:table-cell>
          <table:table-cell office:value-type="float" office:value="0.020369295">
            <text:p>0.020369295</text:p>
          </table:table-cell>
          <table:table-cell office:value-type="float" office:value="0.0346">
            <text:p>0.0346</text:p>
          </table:table-cell>
          <table:table-cell office:value-type="float" office:value="7410">
            <text:p>7410</text:p>
          </table:table-cell>
          <table:table-cell office:value-type="string">
            <text:p>tags=69%, list=43%, signal=120%</text:p>
          </table:table-cell>
        </table:table-row>
        <table:table-row table:style-name="ro1">
          <table:table-cell table:number-columns-repeated="2" office:value-type="string">
            <text:p>HALLMARK_EPITHELIAL_MESENCHYMAL_TRANSITION</text:p>
          </table:table-cell>
          <table:table-cell office:value-type="string">
            <text:p>Details ...</text:p>
          </table:table-cell>
          <table:table-cell office:value-type="float" office:value="192">
            <text:p>192</text:p>
          </table:table-cell>
          <table:table-cell office:value-type="float" office:value="-0.41774017">
            <text:p>-0.41774017</text:p>
          </table:table-cell>
          <table:table-cell office:value-type="float" office:value="-1.7286935">
            <text:p>-1.7286935</text:p>
          </table:table-cell>
          <table:table-cell office:value-type="float" office:value="0">
            <text:p>0</text:p>
          </table:table-cell>
          <table:table-cell office:value-type="float" office:value="0.029858192">
            <text:p>0.029858192</text:p>
          </table:table-cell>
          <table:table-cell office:value-type="float" office:value="0.0668">
            <text:p>0.0668</text:p>
          </table:table-cell>
          <table:table-cell office:value-type="float" office:value="5559">
            <text:p>5559</text:p>
          </table:table-cell>
          <table:table-cell office:value-type="string">
            <text:p>tags=50%, list=32%, signal=73%</text:p>
          </table:table-cell>
        </table:table-row>
        <table:table-row table:style-name="ro1">
          <table:table-cell table:number-columns-repeated="2" office:value-type="string">
            <text:p>HALLMARK_ANGIOGENESIS</text:p>
          </table:table-cell>
          <table:table-cell office:value-type="string">
            <text:p>Details ...</text:p>
          </table:table-cell>
          <table:table-cell office:value-type="float" office:value="35">
            <text:p>35</text:p>
          </table:table-cell>
          <table:table-cell office:value-type="float" office:value="-0.47706884">
            <text:p>-0.47706884</text:p>
          </table:table-cell>
          <table:table-cell office:value-type="float" office:value="-1.5387242">
            <text:p>-1.5387242</text:p>
          </table:table-cell>
          <table:table-cell office:value-type="float" office:value="0.04121817">
            <text:p>0.04121817</text:p>
          </table:table-cell>
          <table:table-cell office:value-type="float" office:value="0.089204505">
            <text:p>0.089204505</text:p>
          </table:table-cell>
          <table:table-cell office:value-type="float" office:value="0.2238">
            <text:p>0.2238</text:p>
          </table:table-cell>
          <table:table-cell office:value-type="float" office:value="4984">
            <text:p>4984</text:p>
          </table:table-cell>
          <table:table-cell office:value-type="string">
            <text:p>tags=54%, list=29%, signal=76%</text:p>
          </table:table-cell>
        </table:table-row>
        <table:table-row table:style-name="ro1">
          <table:table-cell table:number-columns-repeated="2" office:value-type="string">
            <text:p>HALLMARK_MYC_TARGETS_V2</text:p>
          </table:table-cell>
          <table:table-cell office:value-type="string">
            <text:p>Details ...</text:p>
          </table:table-cell>
          <table:table-cell office:value-type="float" office:value="58">
            <text:p>58</text:p>
          </table:table-cell>
          <table:table-cell office:value-type="float" office:value="-0.42625144">
            <text:p>-0.42625144</text:p>
          </table:table-cell>
          <table:table-cell office:value-type="float" office:value="-1.5132377">
            <text:p>-1.5132377</text:p>
          </table:table-cell>
          <table:table-cell office:value-type="float" office:value="0.046870366">
            <text:p>0.046870366</text:p>
          </table:table-cell>
          <table:table-cell office:value-type="float" office:value="0.08773266">
            <text:p>0.08773266</text:p>
          </table:table-cell>
          <table:table-cell office:value-type="float" office:value="0.2584">
            <text:p>0.2584</text:p>
          </table:table-cell>
          <table:table-cell office:value-type="float" office:value="8555">
            <text:p>8555</text:p>
          </table:table-cell>
          <table:table-cell office:value-type="string">
            <text:p>tags=81%, list=50%, signal=162%</text:p>
          </table:table-cell>
        </table:table-row>
        <table:table-row table:style-name="ro1">
          <table:table-cell table:number-columns-repeated="2" office:value-type="string">
            <text:p>HALLMARK_MYC_TARGETS_V1</text:p>
          </table:table-cell>
          <table:table-cell office:value-type="string">
            <text:p>Details ...</text:p>
          </table:table-cell>
          <table:table-cell office:value-type="float" office:value="198">
            <text:p>198</text:p>
          </table:table-cell>
          <table:table-cell office:value-type="float" office:value="-0.36514378">
            <text:p>-0.36514378</text:p>
          </table:table-cell>
          <table:table-cell office:value-type="float" office:value="-1.5056739">
            <text:p>-1.5056739</text:p>
          </table:table-cell>
          <table:table-cell office:value-type="float" office:value="0.0066730217">
            <text:p>0.0066730217</text:p>
          </table:table-cell>
          <table:table-cell office:value-type="float" office:value="0.07851411">
            <text:p>0.07851411</text:p>
          </table:table-cell>
          <table:table-cell office:value-type="float" office:value="0.2688">
            <text:p>0.2688</text:p>
          </table:table-cell>
          <table:table-cell office:value-type="float" office:value="8054">
            <text:p>8054</text:p>
          </table:table-cell>
          <table:table-cell office:value-type="string">
            <text:p>tags=68%, list=47%, signal=126%</text:p>
          </table:table-cell>
        </table:table-row>
        <table:table-row table:style-name="ro1">
          <table:table-cell table:number-columns-repeated="2" office:value-type="string">
            <text:p>HALLMARK_MYOGENESIS</text:p>
          </table:table-cell>
          <table:table-cell office:value-type="string">
            <text:p>Details ...</text:p>
          </table:table-cell>
          <table:table-cell office:value-type="float" office:value="199">
            <text:p>199</text:p>
          </table:table-cell>
          <table:table-cell office:value-type="float" office:value="-0.35691103">
            <text:p>-0.35691103</text:p>
          </table:table-cell>
          <table:table-cell office:value-type="float" office:value="-1.4785101">
            <text:p>-1.4785101</text:p>
          </table:table-cell>
          <table:table-cell office:value-type="float" office:value="0.007497657">
            <text:p>0.007497657</text:p>
          </table:table-cell>
          <table:table-cell office:value-type="float" office:value="0.08215274">
            <text:p>0.08215274</text:p>
          </table:table-cell>
          <table:table-cell office:value-type="float" office:value="0.314">
            <text:p>0.314</text:p>
          </table:table-cell>
          <table:table-cell office:value-type="float" office:value="5321">
            <text:p>5321</text:p>
          </table:table-cell>
          <table:table-cell office:value-type="string">
            <text:p>tags=45%, list=31%, signal=65%</text:p>
          </table:table-cell>
        </table:table-row>
        <table:table-row table:style-name="ro1">
          <table:table-cell table:number-columns-repeated="2" office:value-type="string">
            <text:p>HALLMARK_APICAL_SURFACE</text:p>
          </table:table-cell>
          <table:table-cell office:value-type="string">
            <text:p>Details ...</text:p>
          </table:table-cell>
          <table:table-cell office:value-type="float" office:value="44">
            <text:p>44</text:p>
          </table:table-cell>
          <table:table-cell office:value-type="float" office:value="-0.41410717">
            <text:p>-0.41410717</text:p>
          </table:table-cell>
          <table:table-cell office:value-type="float" office:value="-1.4019351">
            <text:p>-1.4019351</text:p>
          </table:table-cell>
          <table:table-cell office:value-type="float" office:value="0.0787603">
            <text:p>0.0787603</text:p>
          </table:table-cell>
          <table:table-cell office:value-type="float" office:value="0.11744876">
            <text:p>0.11744876</text:p>
          </table:table-cell>
          <table:table-cell office:value-type="float" office:value="0.4542">
            <text:p>0.4542</text:p>
          </table:table-cell>
          <table:table-cell office:value-type="float" office:value="5879">
            <text:p>5879</text:p>
          </table:table-cell>
          <table:table-cell office:value-type="string">
            <text:p>tags=55%, list=34%, signal=83%</text:p>
          </table:table-cell>
        </table:table-row>
        <table:table-row table:style-name="ro1">
          <table:table-cell table:number-columns-repeated="2" office:value-type="string">
            <text:p>HALLMARK_ESTROGEN_RESPONSE_LATE</text:p>
          </table:table-cell>
          <table:table-cell office:value-type="string">
            <text:p>Details ...</text:p>
          </table:table-cell>
          <table:table-cell office:value-type="float" office:value="197">
            <text:p>197</text:p>
          </table:table-cell>
          <table:table-cell office:value-type="float" office:value="-0.32809675">
            <text:p>-0.32809675</text:p>
          </table:table-cell>
          <table:table-cell office:value-type="float" office:value="-1.3536155">
            <text:p>-1.3536155</text:p>
          </table:table-cell>
          <table:table-cell office:value-type="float" office:value="0.030372757">
            <text:p>0.030372757</text:p>
          </table:table-cell>
          <table:table-cell office:value-type="float" office:value="0.13997382">
            <text:p>0.13997382</text:p>
          </table:table-cell>
          <table:table-cell office:value-type="float" office:value="0.5513">
            <text:p>0.5513</text:p>
          </table:table-cell>
          <table:table-cell office:value-type="float" office:value="6063">
            <text:p>6063</text:p>
          </table:table-cell>
          <table:table-cell office:value-type="string">
            <text:p>tags=46%, list=35%, signal=71%</text:p>
          </table:table-cell>
        </table:table-row>
        <table:table-row table:style-name="ro1">
          <table:table-cell table:number-columns-repeated="2" office:value-type="string">
            <text:p>HALLMARK_HEDGEHOG_SIGNALING</text:p>
          </table:table-cell>
          <table:table-cell office:value-type="string">
            <text:p>Details ...</text:p>
          </table:table-cell>
          <table:table-cell office:value-type="float" office:value="35">
            <text:p>35</text:p>
          </table:table-cell>
          <table:table-cell office:value-type="float" office:value="-0.40823066">
            <text:p>-0.40823066</text:p>
          </table:table-cell>
          <table:table-cell office:value-type="float" office:value="-1.3302641">
            <text:p>-1.3302641</text:p>
          </table:table-cell>
          <table:table-cell office:value-type="float" office:value="0.10262467">
            <text:p>0.10262467</text:p>
          </table:table-cell>
          <table:table-cell office:value-type="float" office:value="0.14698271">
            <text:p>0.14698271</text:p>
          </table:table-cell>
          <table:table-cell office:value-type="float" office:value="0.6036">
            <text:p>0.6036</text:p>
          </table:table-cell>
          <table:table-cell office:value-type="float" office:value="7692">
            <text:p>7692</text:p>
          </table:table-cell>
          <table:table-cell office:value-type="string">
            <text:p>tags=66%, list=45%, signal=119%</text:p>
          </table:table-cell>
        </table:table-row>
        <table:table-row table:style-name="ro1">
          <table:table-cell table:number-columns-repeated="2" office:value-type="string">
            <text:p>HALLMARK_MTORC1_SIGNALING</text:p>
          </table:table-cell>
          <table:table-cell office:value-type="string">
            <text:p>Details ...</text:p>
          </table:table-cell>
          <table:table-cell office:value-type="float" office:value="198">
            <text:p>198</text:p>
          </table:table-cell>
          <table:table-cell office:value-type="float" office:value="-0.31242493">
            <text:p>-0.31242493</text:p>
          </table:table-cell>
          <table:table-cell office:value-type="float" office:value="-1.2939286">
            <text:p>-1.2939286</text:p>
          </table:table-cell>
          <table:table-cell office:value-type="float" office:value="0.05431755">
            <text:p>0.05431755</text:p>
          </table:table-cell>
          <table:table-cell office:value-type="float" office:value="0.1679195">
            <text:p>0.1679195</text:p>
          </table:table-cell>
          <table:table-cell office:value-type="float" office:value="0.6844">
            <text:p>0.6844</text:p>
          </table:table-cell>
          <table:table-cell office:value-type="float" office:value="8931">
            <text:p>8931</text:p>
          </table:table-cell>
          <table:table-cell office:value-type="string">
            <text:p>tags=65%, list=52%, signal=135%</text:p>
          </table:table-cell>
        </table:table-row>
        <table:table-row table:style-name="ro1">
          <table:table-cell table:number-columns-repeated="2" office:value-type="string">
            <text:p>HALLMARK_MITOTIC_SPINDLE</text:p>
          </table:table-cell>
          <table:table-cell office:value-type="string">
            <text:p>Details ...</text:p>
          </table:table-cell>
          <table:table-cell office:value-type="float" office:value="193">
            <text:p>193</text:p>
          </table:table-cell>
          <table:table-cell office:value-type="float" office:value="-0.28807896">
            <text:p>-0.28807896</text:p>
          </table:table-cell>
          <table:table-cell office:value-type="float" office:value="-1.1864731">
            <text:p>-1.1864731</text:p>
          </table:table-cell>
          <table:table-cell office:value-type="float" office:value="0.14199816">
            <text:p>0.14199816</text:p>
          </table:table-cell>
          <table:table-cell office:value-type="float" office:value="0.2809887">
            <text:p>0.2809887</text:p>
          </table:table-cell>
          <table:table-cell office:value-type="float" office:value="0.8771">
            <text:p>0.8771</text:p>
          </table:table-cell>
          <table:table-cell office:value-type="float" office:value="7082">
            <text:p>7082</text:p>
          </table:table-cell>
          <table:table-cell office:value-type="string">
            <text:p>tags=38%, list=41%, signal=65%</text:p>
          </table:table-cell>
        </table:table-row>
        <table:table-row table:style-name="ro1">
          <table:table-cell table:number-columns-repeated="2" office:value-type="string">
            <text:p>HALLMARK_APICAL_JUNCTION</text:p>
          </table:table-cell>
          <table:table-cell office:value-type="string">
            <text:p>Details ...</text:p>
          </table:table-cell>
          <table:table-cell office:value-type="float" office:value="191">
            <text:p>191</text:p>
          </table:table-cell>
          <table:table-cell office:value-type="float" office:value="-0.28421912">
            <text:p>-0.28421912</text:p>
          </table:table-cell>
          <table:table-cell office:value-type="float" office:value="-1.1655416">
            <text:p>-1.1655416</text:p>
          </table:table-cell>
          <table:table-cell office:value-type="float" office:value="0.1554428">
            <text:p>0.1554428</text:p>
          </table:table-cell>
          <table:table-cell office:value-type="float" office:value="0.29256627">
            <text:p>0.29256627</text:p>
          </table:table-cell>
          <table:table-cell office:value-type="float" office:value="0.9047">
            <text:p>0.9047</text:p>
          </table:table-cell>
          <table:table-cell office:value-type="float" office:value="5864">
            <text:p>5864</text:p>
          </table:table-cell>
          <table:table-cell office:value-type="string">
            <text:p>tags=37%, list=34%, signal=55%</text:p>
          </table:table-cell>
        </table:table-row>
        <table:table-row table:style-name="ro1">
          <table:table-cell table:number-columns-repeated="2" office:value-type="string">
            <text:p>HALLMARK_UV_RESPONSE_DN</text:p>
          </table:table-cell>
          <table:table-cell office:value-type="string">
            <text:p>Details ...</text:p>
          </table:table-cell>
          <table:table-cell office:value-type="float" office:value="137">
            <text:p>137</text:p>
          </table:table-cell>
          <table:table-cell office:value-type="float" office:value="-0.28116035">
            <text:p>-0.28116035</text:p>
          </table:table-cell>
          <table:table-cell office:value-type="float" office:value="-1.1114001">
            <text:p>-1.1114001</text:p>
          </table:table-cell>
          <table:table-cell office:value-type="float" office:value="0.24385485">
            <text:p>0.24385485</text:p>
          </table:table-cell>
          <table:table-cell office:value-type="float" office:value="0.36102834">
            <text:p>0.36102834</text:p>
          </table:table-cell>
          <table:table-cell office:value-type="float" office:value="0.959">
            <text:p>0.959</text:p>
          </table:table-cell>
          <table:table-cell office:value-type="float" office:value="5328">
            <text:p>5328</text:p>
          </table:table-cell>
          <table:table-cell office:value-type="string">
            <text:p>tags=29%, list=31%, signal=42%</text:p>
          </table:table-cell>
        </table:table-row>
        <table:table-row table:style-name="ro1">
          <table:table-cell table:number-columns-repeated="2" office:value-type="string">
            <text:p>HALLMARK_FATTY_ACID_METABOLISM</text:p>
          </table:table-cell>
          <table:table-cell office:value-type="string">
            <text:p>Details ...</text:p>
          </table:table-cell>
          <table:table-cell office:value-type="float" office:value="157">
            <text:p>157</text:p>
          </table:table-cell>
          <table:table-cell office:value-type="float" office:value="-0.27432388">
            <text:p>-0.27432388</text:p>
          </table:table-cell>
          <table:table-cell office:value-type="float" office:value="-1.099882">
            <text:p>-1.099882</text:p>
          </table:table-cell>
          <table:table-cell office:value-type="float" office:value="0.24923347">
            <text:p>0.24923347</text:p>
          </table:table-cell>
          <table:table-cell office:value-type="float" office:value="0.35855496">
            <text:p>0.35855496</text:p>
          </table:table-cell>
          <table:table-cell office:value-type="float" office:value="0.9668">
            <text:p>0.9668</text:p>
          </table:table-cell>
          <table:table-cell office:value-type="float" office:value="7968">
            <text:p>7968</text:p>
          </table:table-cell>
          <table:table-cell office:value-type="string">
            <text:p>tags=51%, list=47%, signal=95%</text:p>
          </table:table-cell>
        </table:table-row>
        <table:table-row table:style-name="ro1">
          <table:table-cell table:number-columns-repeated="2" office:value-type="string">
            <text:p>HALLMARK_ESTROGEN_RESPONSE_EARLY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-0.25643095">
            <text:p>-0.25643095</text:p>
          </table:table-cell>
          <table:table-cell office:value-type="float" office:value="-1.0607276">
            <text:p>-1.0607276</text:p>
          </table:table-cell>
          <table:table-cell office:value-type="float" office:value="0.30031517">
            <text:p>0.30031517</text:p>
          </table:table-cell>
          <table:table-cell office:value-type="float" office:value="0.41014448">
            <text:p>0.41014448</text:p>
          </table:table-cell>
          <table:table-cell office:value-type="float" office:value="0.9852">
            <text:p>0.9852</text:p>
          </table:table-cell>
          <table:table-cell office:value-type="float" office:value="5956">
            <text:p>5956</text:p>
          </table:table-cell>
          <table:table-cell office:value-type="string">
            <text:p>tags=37%, list=35%, signal=56%</text:p>
          </table:table-cell>
        </table:table-row>
        <table:table-row table:style-name="ro1">
          <table:table-cell table:number-columns-repeated="2" office:value-type="string">
            <text:p>HALLMARK_UNFOLDED_PROTEIN_RESPONSE</text:p>
          </table:table-cell>
          <table:table-cell office:value-type="string">
            <text:p>Details ...</text:p>
          </table:table-cell>
          <table:table-cell office:value-type="float" office:value="111">
            <text:p>111</text:p>
          </table:table-cell>
          <table:table-cell office:value-type="float" office:value="-0.25806475">
            <text:p>-0.25806475</text:p>
          </table:table-cell>
          <table:table-cell office:value-type="float" office:value="-0.99131274">
            <text:p>-0.99131274</text:p>
          </table:table-cell>
          <table:table-cell office:value-type="float" office:value="0.40724477">
            <text:p>0.40724477</text:p>
          </table:table-cell>
          <table:table-cell office:value-type="float" office:value="0.5351287">
            <text:p>0.5351287</text:p>
          </table:table-cell>
          <table:table-cell office:value-type="float" office:value="0.9971">
            <text:p>0.9971</text:p>
          </table:table-cell>
          <table:table-cell office:value-type="float" office:value="7134">
            <text:p>7134</text:p>
          </table:table-cell>
          <table:table-cell office:value-type="string">
            <text:p>tags=38%, list=42%, signal=64%</text:p>
          </table:table-cell>
        </table:table-row>
        <table:table-row table:style-name="ro1">
          <table:table-cell table:number-columns-repeated="2" office:value-type="string">
            <text:p>HALLMARK_GLYCOLYSIS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-0.22512789">
            <text:p>-0.22512789</text:p>
          </table:table-cell>
          <table:table-cell office:value-type="float" office:value="-0.9310793">
            <text:p>-0.9310793</text:p>
          </table:table-cell>
          <table:table-cell office:value-type="float" office:value="0.56649065">
            <text:p>0.56649065</text:p>
          </table:table-cell>
          <table:table-cell office:value-type="float" office:value="0.6622519">
            <text:p>0.6622519</text:p>
          </table:table-cell>
          <table:table-cell office:value-type="float" office:value="0.9996">
            <text:p>0.9996</text:p>
          </table:table-cell>
          <table:table-cell office:value-type="float" office:value="7184">
            <text:p>7184</text:p>
          </table:table-cell>
          <table:table-cell office:value-type="string">
            <text:p>tags=44%, list=42%, signal=75%</text:p>
          </table:table-cell>
        </table:table-row>
        <table:table-row table:style-name="ro1">
          <table:table-cell table:number-columns-repeated="2" office:value-type="string">
            <text:p>HALLMARK_PANCREAS_BETA_CELLS</text:p>
          </table:table-cell>
          <table:table-cell office:value-type="string">
            <text:p>Details ...</text:p>
          </table:table-cell>
          <table:table-cell office:value-type="float" office:value="40">
            <text:p>40</text:p>
          </table:table-cell>
          <table:table-cell office:value-type="float" office:value="-0.2759082">
            <text:p>-0.2759082</text:p>
          </table:table-cell>
          <table:table-cell office:value-type="float" office:value="-0.9153854">
            <text:p>-0.9153854</text:p>
          </table:table-cell>
          <table:table-cell office:value-type="float" office:value="0.54088724">
            <text:p>0.54088724</text:p>
          </table:table-cell>
          <table:table-cell office:value-type="float" office:value="0.672909">
            <text:p>0.672909</text:p>
          </table:table-cell>
          <table:table-cell office:value-type="float" office:value="0.9999">
            <text:p>0.9999</text:p>
          </table:table-cell>
          <table:table-cell office:value-type="float" office:value="7444">
            <text:p>7444</text:p>
          </table:table-cell>
          <table:table-cell office:value-type="string">
            <text:p>tags=63%, list=44%, signal=110%</text:p>
          </table:table-cell>
        </table:table-row>
        <table:table-row table:style-name="ro1">
          <table:table-cell table:number-columns-repeated="2" office:value-type="string">
            <text:p>HALLMARK_KRAS_SIGNALING_DN</text:p>
          </table:table-cell>
          <table:table-cell/>
          <table:table-cell office:value-type="float" office:value="196">
            <text:p>196</text:p>
          </table:table-cell>
          <table:table-cell office:value-type="float" office:value="-0.21427518">
            <text:p>-0.21427518</text:p>
          </table:table-cell>
          <table:table-cell office:value-type="float" office:value="-0.8846532">
            <text:p>-0.8846532</text:p>
          </table:table-cell>
          <table:table-cell office:value-type="float" office:value="0.7281879">
            <text:p>0.7281879</text:p>
          </table:table-cell>
          <table:table-cell office:value-type="float" office:value="0.73001397">
            <text:p>0.73001397</text:p>
          </table:table-cell>
          <table:table-cell office:value-type="float" office:value="1">
            <text:p>1</text:p>
          </table:table-cell>
          <table:table-cell office:value-type="float" office:value="5931">
            <text:p>5931</text:p>
          </table:table-cell>
          <table:table-cell office:value-type="string">
            <text:p>tags=55%, list=35%, signal=83%</text:p>
          </table:table-cell>
        </table:table-row>
        <table:table-row table:style-name="ro1">
          <table:table-cell table:number-columns-repeated="2" office:value-type="string">
            <text:p>HALLMARK_COAGULATION</text:p>
          </table:table-cell>
          <table:table-cell/>
          <table:table-cell office:value-type="float" office:value="137">
            <text:p>137</text:p>
          </table:table-cell>
          <table:table-cell office:value-type="float" office:value="-0.2147517">
            <text:p>-0.2147517</text:p>
          </table:table-cell>
          <table:table-cell office:value-type="float" office:value="-0.8428604">
            <text:p>-0.8428604</text:p>
          </table:table-cell>
          <table:table-cell office:value-type="float" office:value="0.77496994">
            <text:p>0.77496994</text:p>
          </table:table-cell>
          <table:table-cell office:value-type="float" office:value="0.82542944">
            <text:p>0.82542944</text:p>
          </table:table-cell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tags=35%, list=30%, signal=50%</text:p>
          </table:table-cell>
        </table:table-row>
        <table:table-row table:style-name="ro1">
          <table:table-cell table:number-columns-repeated="2" office:value-type="string">
            <text:p>HALLMARK_SPERMATOGENESIS</text:p>
          </table:table-cell>
          <table:table-cell/>
          <table:table-cell office:value-type="float" office:value="133">
            <text:p>133</text:p>
          </table:table-cell>
          <table:table-cell office:value-type="float" office:value="-0.21025324">
            <text:p>-0.21025324</text:p>
          </table:table-cell>
          <table:table-cell office:value-type="float" office:value="-0.8279568">
            <text:p>-0.8279568</text:p>
          </table:table-cell>
          <table:table-cell office:value-type="float" office:value="0.83031493">
            <text:p>0.83031493</text:p>
          </table:table-cell>
          <table:table-cell office:value-type="float" office:value="0.8359129">
            <text:p>0.8359129</text:p>
          </table:table-cell>
          <table:table-cell office:value-type="float" office:value="1">
            <text:p>1</text:p>
          </table:table-cell>
          <table:table-cell office:value-type="float" office:value="6865">
            <text:p>6865</text:p>
          </table:table-cell>
          <table:table-cell office:value-type="string">
            <text:p>tags=58%, list=40%, signal=96%</text:p>
          </table:table-cell>
        </table:table-row>
        <table:table-row table:style-name="ro1">
          <table:table-cell table:number-columns-repeated="2" office:value-type="string">
            <text:p>HALLMARK_INTERFERON_GAMMA_RESPONSE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35444245">
            <text:p>0.35444245</text:p>
          </table:table-cell>
          <table:table-cell office:value-type="float" office:value="1.691491">
            <text:p>1.691491</text:p>
          </table:table-cell>
          <table:table-cell office:value-type="float" office:value="0.013006886">
            <text:p>0.013006886</text:p>
          </table:table-cell>
          <table:table-cell office:value-type="float" office:value="0.4955299">
            <text:p>0.4955299</text:p>
          </table:table-cell>
          <table:table-cell office:value-type="float" office:value="0.498">
            <text:p>0.498</text:p>
          </table:table-cell>
          <table:table-cell office:value-type="float" office:value="3566">
            <text:p>3566</text:p>
          </table:table-cell>
          <table:table-cell office:value-type="string">
            <text:p>tags=42%, list=21%, signal=53%</text:p>
          </table:table-cell>
        </table:table-row>
        <table:table-row table:style-name="ro1">
          <table:table-cell table:number-columns-repeated="2" office:value-type="string">
            <text:p>HALLMARK_IL6_JAK_STAT3_SIGNALING</text:p>
          </table:table-cell>
          <table:table-cell office:value-type="string">
            <text:p>Details ...</text:p>
          </table:table-cell>
          <table:table-cell office:value-type="float" office:value="86">
            <text:p>86</text:p>
          </table:table-cell>
          <table:table-cell office:value-type="float" office:value="0.3468792">
            <text:p>0.3468792</text:p>
          </table:table-cell>
          <table:table-cell office:value-type="float" office:value="1.5041877">
            <text:p>1.5041877</text:p>
          </table:table-cell>
          <table:table-cell office:value-type="float" office:value="0.040798858">
            <text:p>0.040798858</text:p>
          </table:table-cell>
          <table:table-cell office:value-type="float" office:value="0.45098835">
            <text:p>0.45098835</text:p>
          </table:table-cell>
          <table:table-cell office:value-type="float" office:value="0.7151">
            <text:p>0.7151</text:p>
          </table:table-cell>
          <table:table-cell office:value-type="float" office:value="2849">
            <text:p>2849</text:p>
          </table:table-cell>
          <table:table-cell office:value-type="string">
            <text:p>tags=36%, list=17%, signal=43%</text:p>
          </table:table-cell>
        </table:table-row>
        <table:table-row table:style-name="ro1">
          <table:table-cell table:number-columns-repeated="2" office:value-type="string">
            <text:p>HALLMARK_INTERFERON_ALPHA_RESPONSE</text:p>
          </table:table-cell>
          <table:table-cell office:value-type="string">
            <text:p>Details ...</text:p>
          </table:table-cell>
          <table:table-cell office:value-type="float" office:value="93">
            <text:p>93</text:p>
          </table:table-cell>
          <table:table-cell office:value-type="float" office:value="0.29451954">
            <text:p>0.29451954</text:p>
          </table:table-cell>
          <table:table-cell office:value-type="float" office:value="1.2968866">
            <text:p>1.2968866</text:p>
          </table:table-cell>
          <table:table-cell office:value-type="float" office:value="0.07461213">
            <text:p>0.07461213</text:p>
          </table:table-cell>
          <table:table-cell office:value-type="float" office:value="0.60221744">
            <text:p>0.60221744</text:p>
          </table:table-cell>
          <table:table-cell office:value-type="float" office:value="0.9163">
            <text:p>0.9163</text:p>
          </table:table-cell>
          <table:table-cell office:value-type="float" office:value="2155">
            <text:p>2155</text:p>
          </table:table-cell>
          <table:table-cell office:value-type="string">
            <text:p>tags=20%, list=13%, signal=23%</text:p>
          </table:table-cell>
        </table:table-row>
        <table:table-row table:style-name="ro1">
          <table:table-cell table:number-columns-repeated="2" office:value-type="string">
            <text:p>HALLMARK_ALLOGRAFT_REJECTION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27138227">
            <text:p>0.27138227</text:p>
          </table:table-cell>
          <table:table-cell office:value-type="float" office:value="1.2962933">
            <text:p>1.2962933</text:p>
          </table:table-cell>
          <table:table-cell office:value-type="float" office:value="0.048278492">
            <text:p>0.048278492</text:p>
          </table:table-cell>
          <table:table-cell office:value-type="float" office:value="0.45269945">
            <text:p>0.45269945</text:p>
          </table:table-cell>
          <table:table-cell office:value-type="float" office:value="0.9166">
            <text:p>0.9166</text:p>
          </table:table-cell>
          <table:table-cell office:value-type="float" office:value="3456">
            <text:p>3456</text:p>
          </table:table-cell>
          <table:table-cell office:value-type="string">
            <text:p>tags=38%, list=20%, signal=47%</text:p>
          </table:table-cell>
        </table:table-row>
        <table:table-row table:style-name="ro1">
          <table:table-cell table:number-columns-repeated="2" office:value-type="string">
            <text:p>HALLMARK_WNT_BETA_CATENIN_SIGNALING</text:p>
          </table:table-cell>
          <table:table-cell office:value-type="string">
            <text:p>Details ...</text:p>
          </table:table-cell>
          <table:table-cell office:value-type="float" office:value="42">
            <text:p>42</text:p>
          </table:table-cell>
          <table:table-cell office:value-type="float" office:value="0.30825517">
            <text:p>0.30825517</text:p>
          </table:table-cell>
          <table:table-cell office:value-type="float" office:value="1.1697909">
            <text:p>1.1697909</text:p>
          </table:table-cell>
          <table:table-cell office:value-type="float" office:value="0.18841723">
            <text:p>0.18841723</text:p>
          </table:table-cell>
          <table:table-cell office:value-type="float" office:value="0.5752861">
            <text:p>0.5752861</text:p>
          </table:table-cell>
          <table:table-cell office:value-type="float" office:value="0.9831">
            <text:p>0.9831</text:p>
          </table:table-cell>
          <table:table-cell office:value-type="float" office:value="3537">
            <text:p>3537</text:p>
          </table:table-cell>
          <table:table-cell office:value-type="string">
            <text:p>tags=40%, list=21%, signal=51%</text:p>
          </table:table-cell>
        </table:table-row>
        <table:table-row table:style-name="ro1">
          <table:table-cell table:number-columns-repeated="2" office:value-type="string">
            <text:p>HALLMARK_OXIDATIVE_PHOSPHORYLATION</text:p>
          </table:table-cell>
          <table:table-cell office:value-type="string">
            <text:p>Details ...</text:p>
          </table:table-cell>
          <table:table-cell office:value-type="float" office:value="182">
            <text:p>182</text:p>
          </table:table-cell>
          <table:table-cell office:value-type="float" office:value="0.24026178">
            <text:p>0.24026178</text:p>
          </table:table-cell>
          <table:table-cell office:value-type="float" office:value="1.1420765">
            <text:p>1.1420765</text:p>
          </table:table-cell>
          <table:table-cell office:value-type="float" office:value="0.09300538">
            <text:p>0.09300538</text:p>
          </table:table-cell>
          <table:table-cell office:value-type="float" office:value="0.5345094">
            <text:p>0.5345094</text:p>
          </table:table-cell>
          <table:table-cell office:value-type="float" office:value="0.9897">
            <text:p>0.9897</text:p>
          </table:table-cell>
          <table:table-cell office:value-type="float" office:value="11544">
            <text:p>11544</text:p>
          </table:table-cell>
          <table:table-cell office:value-type="string">
            <text:p>tags=98%, list=67%, signal=298%</text:p>
          </table:table-cell>
        </table:table-row>
        <table:table-row table:style-name="ro1">
          <table:table-cell table:number-columns-repeated="2" office:value-type="string">
            <text:p>HALLMARK_BILE_ACID_METABOLISM</text:p>
          </table:table-cell>
          <table:table-cell office:value-type="string">
            <text:p>Details ...</text:p>
          </table:table-cell>
          <table:table-cell office:value-type="float" office:value="112">
            <text:p>112</text:p>
          </table:table-cell>
          <table:table-cell office:value-type="float" office:value="0.24829388">
            <text:p>0.24829388</text:p>
          </table:table-cell>
          <table:table-cell office:value-type="float" office:value="1.1230127">
            <text:p>1.1230127</text:p>
          </table:table-cell>
          <table:table-cell office:value-type="float" office:value="0.1386991">
            <text:p>0.1386991</text:p>
          </table:table-cell>
          <table:table-cell office:value-type="float" office:value="0.4941355">
            <text:p>0.4941355</text:p>
          </table:table-cell>
          <table:table-cell office:value-type="float" office:value="0.9928">
            <text:p>0.9928</text:p>
          </table:table-cell>
          <table:table-cell office:value-type="float" office:value="1808">
            <text:p>1808</text:p>
          </table:table-cell>
          <table:table-cell office:value-type="string">
            <text:p>tags=22%, list=11%, signal=25%</text:p>
          </table:table-cell>
        </table:table-row>
        <table:table-row table:style-name="ro1">
          <table:table-cell table:number-columns-repeated="2" office:value-type="string">
            <text:p>HALLMARK_DNA_REPAIR</text:p>
          </table:table-cell>
          <table:table-cell office:value-type="string">
            <text:p>Details ...</text:p>
          </table:table-cell>
          <table:table-cell office:value-type="float" office:value="147">
            <text:p>147</text:p>
          </table:table-cell>
          <table:table-cell office:value-type="float" office:value="0.23416679">
            <text:p>0.23416679</text:p>
          </table:table-cell>
          <table:table-cell office:value-type="float" office:value="1.090487">
            <text:p>1.090487</text:p>
          </table:table-cell>
          <table:table-cell office:value-type="float" office:value="0.13360754">
            <text:p>0.13360754</text:p>
          </table:table-cell>
          <table:table-cell office:value-type="float" office:value="0.49259666">
            <text:p>0.49259666</text:p>
          </table:table-cell>
          <table:table-cell office:value-type="float" office:value="0.9968">
            <text:p>0.9968</text:p>
          </table:table-cell>
          <table:table-cell office:value-type="float" office:value="13133">
            <text:p>13133</text:p>
          </table:table-cell>
          <table:table-cell office:value-type="string">
            <text:p>tags=100%, list=77%, signal=427%</text:p>
          </table:table-cell>
        </table:table-row>
        <table:table-row table:style-name="ro1">
          <table:table-cell table:number-columns-repeated="2" office:value-type="string">
            <text:p>HALLMARK_HYPOXIA</text:p>
          </table:table-cell>
          <table:table-cell office:value-type="string">
            <text:p>Details ...</text:p>
          </table:table-cell>
          <table:table-cell office:value-type="float" office:value="193">
            <text:p>193</text:p>
          </table:table-cell>
          <table:table-cell office:value-type="float" office:value="0.21218377">
            <text:p>0.21218377</text:p>
          </table:table-cell>
          <table:table-cell office:value-type="float" office:value="1.0140752">
            <text:p>1.0140752</text:p>
          </table:table-cell>
          <table:table-cell office:value-type="float" office:value="0.18267009">
            <text:p>0.18267009</text:p>
          </table:table-cell>
          <table:table-cell office:value-type="float" office:value="0.6374811">
            <text:p>0.6374811</text:p>
          </table:table-cell>
          <table:table-cell office:value-type="float" office:value="0.9999">
            <text:p>0.9999</text:p>
          </table:table-cell>
          <table:table-cell office:value-type="float" office:value="13481">
            <text:p>13481</text:p>
          </table:table-cell>
          <table:table-cell office:value-type="string">
            <text:p>tags=93%, list=79%, signal=433%</text:p>
          </table:table-cell>
        </table:table-row>
        <table:table-row table:style-name="ro1">
          <table:table-cell table:number-columns-repeated="2" office:value-type="string">
            <text:p>HALLMARK_IL2_STAT5_SIGNALING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20958695">
            <text:p>0.20958695</text:p>
          </table:table-cell>
          <table:table-cell office:value-type="float" office:value="1.0047548">
            <text:p>1.0047548</text:p>
          </table:table-cell>
          <table:table-cell office:value-type="float" office:value="0.1921414">
            <text:p>0.1921414</text:p>
          </table:table-cell>
          <table:table-cell office:value-type="float" office:value="0.61309224">
            <text:p>0.61309224</text:p>
          </table:table-cell>
          <table:table-cell office:value-type="float" office:value="0.9999">
            <text:p>0.9999</text:p>
          </table:table-cell>
          <table:table-cell office:value-type="float" office:value="13552">
            <text:p>13552</text:p>
          </table:table-cell>
          <table:table-cell office:value-type="string">
            <text:p>tags=98%, list=79%, signal=469%</text:p>
          </table:table-cell>
        </table:table-row>
        <table:table-row table:style-name="ro1">
          <table:table-cell table:number-columns-repeated="2" office:value-type="string">
            <text:p>HALLMARK_PI3K_AKT_MTOR_SIGNALING</text:p>
          </table:table-cell>
          <table:table-cell office:value-type="string">
            <text:p>Details ...</text:p>
          </table:table-cell>
          <table:table-cell office:value-type="float" office:value="103">
            <text:p>103</text:p>
          </table:table-cell>
          <table:table-cell office:value-type="float" office:value="0.22410387">
            <text:p>0.22410387</text:p>
          </table:table-cell>
          <table:table-cell office:value-type="float" office:value="1.0039978">
            <text:p>1.0039978</text:p>
          </table:table-cell>
          <table:table-cell office:value-type="float" office:value="0.25199383">
            <text:p>0.25199383</text:p>
          </table:table-cell>
          <table:table-cell office:value-type="float" office:value="0.5606168">
            <text:p>0.5606168</text:p>
          </table:table-cell>
          <table:table-cell office:value-type="float" office:value="0.9999">
            <text:p>0.9999</text:p>
          </table:table-cell>
          <table:table-cell office:value-type="float" office:value="13264">
            <text:p>13264</text:p>
          </table:table-cell>
          <table:table-cell office:value-type="string">
            <text:p>tags=95%, list=78%, signal=421%</text:p>
          </table:table-cell>
        </table:table-row>
        <table:table-row table:style-name="ro1">
          <table:table-cell table:number-columns-repeated="2" office:value-type="string">
            <text:p>HALLMARK_TNFA_SIGNALING_VIA_NFKB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20802322">
            <text:p>0.20802322</text:p>
          </table:table-cell>
          <table:table-cell office:value-type="float" office:value="0.99387234">
            <text:p>0.99387234</text:p>
          </table:table-cell>
          <table:table-cell office:value-type="float" office:value="0.21888247">
            <text:p>0.21888247</text:p>
          </table:table-cell>
          <table:table-cell office:value-type="float" office:value="0.55879354">
            <text:p>0.55879354</text:p>
          </table:table-cell>
          <table:table-cell office:value-type="float" office:value="0.9999">
            <text:p>0.9999</text:p>
          </table:table-cell>
          <table:table-cell office:value-type="float" office:value="3089">
            <text:p>3089</text:p>
          </table:table-cell>
          <table:table-cell office:value-type="string">
            <text:p>tags=32%, list=18%, signal=38%</text:p>
          </table:table-cell>
        </table:table-row>
        <table:table-row table:style-name="ro1">
          <table:table-cell table:number-columns-repeated="2" office:value-type="string">
            <text:p>HALLMARK_UV_RESPONSE_UP</text:p>
          </table:table-cell>
          <table:table-cell office:value-type="string">
            <text:p>Details ...</text:p>
          </table:table-cell>
          <table:table-cell office:value-type="float" office:value="155">
            <text:p>155</text:p>
          </table:table-cell>
          <table:table-cell office:value-type="float" office:value="0.20785196">
            <text:p>0.20785196</text:p>
          </table:table-cell>
          <table:table-cell office:value-type="float" office:value="0.97162163">
            <text:p>0.97162163</text:p>
          </table:table-cell>
          <table:table-cell office:value-type="float" office:value="0.3000921">
            <text:p>0.3000921</text:p>
          </table:table-cell>
          <table:table-cell office:value-type="float" office:value="0.6611545">
            <text:p>0.6611545</text:p>
          </table:table-cell>
          <table:table-cell office:value-type="float" office:value="1">
            <text:p>1</text:p>
          </table:table-cell>
          <table:table-cell office:value-type="float" office:value="13552">
            <text:p>13552</text:p>
          </table:table-cell>
          <table:table-cell office:value-type="string">
            <text:p>tags=94%, list=79%, signal=446%</text:p>
          </table:table-cell>
        </table:table-row>
        <table:table-row table:style-name="ro1">
          <table:table-cell table:number-columns-repeated="2" office:value-type="string">
            <text:p>HALLMARK_XENOBIOTIC_METABOLISM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20231621">
            <text:p>0.20231621</text:p>
          </table:table-cell>
          <table:table-cell office:value-type="float" office:value="0.9653043">
            <text:p>0.9653043</text:p>
          </table:table-cell>
          <table:table-cell office:value-type="float" office:value="0.34813386">
            <text:p>0.34813386</text:p>
          </table:table-cell>
          <table:table-cell office:value-type="float" office:value="0.67194706">
            <text:p>0.67194706</text:p>
          </table:table-cell>
          <table:table-cell office:value-type="float" office:value="1">
            <text:p>1</text:p>
          </table:table-cell>
          <table:table-cell office:value-type="float" office:value="13605">
            <text:p>13605</text:p>
          </table:table-cell>
          <table:table-cell office:value-type="string">
            <text:p>tags=86%, list=80%, signal=414%</text:p>
          </table:table-cell>
        </table:table-row>
        <table:table-row table:style-name="ro1">
          <table:table-cell table:number-columns-repeated="2" office:value-type="string">
            <text:p>HALLMARK_ADIPOGENESIS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20215872">
            <text:p>0.20215872</text:p>
          </table:table-cell>
          <table:table-cell office:value-type="float" office:value="0.96507305">
            <text:p>0.96507305</text:p>
          </table:table-cell>
          <table:table-cell office:value-type="float" office:value="0.3533215">
            <text:p>0.3533215</text:p>
          </table:table-cell>
          <table:table-cell office:value-type="float" office:value="0.6294647">
            <text:p>0.6294647</text:p>
          </table:table-cell>
          <table:table-cell office:value-type="float" office:value="1">
            <text:p>1</text:p>
          </table:table-cell>
          <table:table-cell office:value-type="float" office:value="13673">
            <text:p>13673</text:p>
          </table:table-cell>
          <table:table-cell office:value-type="string">
            <text:p>tags=97%, list=80%, signal=480%</text:p>
          </table:table-cell>
        </table:table-row>
        <table:table-row table:style-name="ro1">
          <table:table-cell table:number-columns-repeated="2" office:value-type="string">
            <text:p>HALLMARK_P53_PATHWAY</text:p>
          </table:table-cell>
          <table:table-cell office:value-type="string">
            <text:p>Details ...</text:p>
          </table:table-cell>
          <table:table-cell office:value-type="float" office:value="194">
            <text:p>194</text:p>
          </table:table-cell>
          <table:table-cell office:value-type="float" office:value="0.20120445">
            <text:p>0.20120445</text:p>
          </table:table-cell>
          <table:table-cell office:value-type="float" office:value="0.9576904">
            <text:p>0.9576904</text:p>
          </table:table-cell>
          <table:table-cell office:value-type="float" office:value="0.3889456">
            <text:p>0.3889456</text:p>
          </table:table-cell>
          <table:table-cell office:value-type="float" office:value="0.6650314">
            <text:p>0.6650314</text:p>
          </table:table-cell>
          <table:table-cell office:value-type="float" office:value="1">
            <text:p>1</text:p>
          </table:table-cell>
          <table:table-cell office:value-type="float" office:value="13689">
            <text:p>13689</text:p>
          </table:table-cell>
          <table:table-cell office:value-type="string">
            <text:p>tags=97%, list=80%, signal=482%</text:p>
          </table:table-cell>
        </table:table-row>
        <table:table-row table:style-name="ro1">
          <table:table-cell table:number-columns-repeated="2" office:value-type="string">
            <text:p>HALLMARK_INFLAMMATORY_RESPONSE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20022038">
            <text:p>0.20022038</text:p>
          </table:table-cell>
          <table:table-cell office:value-type="float" office:value="0.9566892">
            <text:p>0.9566892</text:p>
          </table:table-cell>
          <table:table-cell office:value-type="float" office:value="0.42917413">
            <text:p>0.42917413</text:p>
          </table:table-cell>
          <table:table-cell office:value-type="float" office:value="0.6372077">
            <text:p>0.6372077</text:p>
          </table:table-cell>
          <table:table-cell office:value-type="float" office:value="1">
            <text:p>1</text:p>
          </table:table-cell>
          <table:table-cell office:value-type="float" office:value="13693">
            <text:p>13693</text:p>
          </table:table-cell>
          <table:table-cell office:value-type="string">
            <text:p>tags=94%, list=80%, signal=468%</text:p>
          </table:table-cell>
        </table:table-row>
        <table:table-row table:style-name="ro1">
          <table:table-cell table:number-columns-repeated="2" office:value-type="string">
            <text:p>HALLMARK_KRAS_SIGNALING_UP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20006165">
            <text:p>0.20006165</text:p>
          </table:table-cell>
          <table:table-cell office:value-type="float" office:value="0.95564383">
            <text:p>0.95564383</text:p>
          </table:table-cell>
          <table:table-cell office:value-type="float" office:value="0.4439018">
            <text:p>0.4439018</text:p>
          </table:table-cell>
          <table:table-cell office:value-type="float" office:value="0.6127704">
            <text:p>0.6127704</text:p>
          </table:table-cell>
          <table:table-cell office:value-type="float" office:value="1">
            <text:p>1</text:p>
          </table:table-cell>
          <table:table-cell office:value-type="float" office:value="13661">
            <text:p>13661</text:p>
          </table:table-cell>
          <table:table-cell office:value-type="string">
            <text:p>tags=88%, list=80%, signal=431%</text:p>
          </table:table-cell>
        </table:table-row>
        <table:table-row table:style-name="ro1">
          <table:table-cell table:number-columns-repeated="2" office:value-type="string">
            <text:p>HALLMARK_COMPLEMENT</text:p>
          </table:table-cell>
          <table:table-cell office:value-type="string">
            <text:p>Details ...</text:p>
          </table:table-cell>
          <table:table-cell office:value-type="float" office:value="189">
            <text:p>189</text:p>
          </table:table-cell>
          <table:table-cell office:value-type="float" office:value="0.19974752">
            <text:p>0.19974752</text:p>
          </table:table-cell>
          <table:table-cell office:value-type="float" office:value="0.94970715">
            <text:p>0.94970715</text:p>
          </table:table-cell>
          <table:table-cell office:value-type="float" office:value="0.48260924">
            <text:p>0.48260924</text:p>
          </table:table-cell>
          <table:table-cell office:value-type="float" office:value="0.6492742">
            <text:p>0.6492742</text:p>
          </table:table-cell>
          <table:table-cell office:value-type="float" office:value="1">
            <text:p>1</text:p>
          </table:table-cell>
          <table:table-cell office:value-type="float" office:value="13699">
            <text:p>13699</text:p>
          </table:table-cell>
          <table:table-cell office:value-type="string">
            <text:p>tags=94%, list=80%, signal=468%</text:p>
          </table:table-cell>
        </table:table-row>
        <table:table-row table:style-name="ro1">
          <table:table-cell table:number-columns-repeated="2" office:value-type="string">
            <text:p>HALLMARK_APOPTOSIS</text:p>
          </table:table-cell>
          <table:table-cell office:value-type="string">
            <text:p>Details ...</text:p>
          </table:table-cell>
          <table:table-cell office:value-type="float" office:value="160">
            <text:p>160</text:p>
          </table:table-cell>
          <table:table-cell office:value-type="float" office:value="0.20033239">
            <text:p>0.20033239</text:p>
          </table:table-cell>
          <table:table-cell office:value-type="float" office:value="0.942846">
            <text:p>0.942846</text:p>
          </table:table-cell>
          <table:table-cell office:value-type="float" office:value="0.51539266">
            <text:p>0.51539266</text:p>
          </table:table-cell>
          <table:table-cell office:value-type="float" office:value="0.7091653">
            <text:p>0.7091653</text:p>
          </table:table-cell>
          <table:table-cell office:value-type="float" office:value="1">
            <text:p>1</text:p>
          </table:table-cell>
          <table:table-cell office:value-type="float" office:value="13686">
            <text:p>13686</text:p>
          </table:table-cell>
          <table:table-cell office:value-type="string">
            <text:p>tags=95%, list=80%, signal=471%</text:p>
          </table:table-cell>
        </table:table-row>
        <table:table-row table:style-name="ro1">
          <table:table-cell table:number-columns-repeated="2" office:value-type="string">
            <text:p>HALLMARK_CHOLESTEROL_HOMEOSTASIS</text:p>
          </table:table-cell>
          <table:table-cell/>
          <table:table-cell office:value-type="float" office:value="74">
            <text:p>74</text:p>
          </table:table-cell>
          <table:table-cell office:value-type="float" office:value="0.21650863">
            <text:p>0.21650863</text:p>
          </table:table-cell>
          <table:table-cell office:value-type="float" office:value="0.9213785">
            <text:p>0.9213785</text:p>
          </table:table-cell>
          <table:table-cell office:value-type="float" office:value="0.4566952">
            <text:p>0.4566952</text:p>
          </table:table-cell>
          <table:table-cell office:value-type="float" office:value="0.9968811">
            <text:p>0.9968811</text:p>
          </table:table-cell>
          <table:table-cell office:value-type="float" office:value="1">
            <text:p>1</text:p>
          </table:table-cell>
          <table:table-cell office:value-type="float" office:value="13406">
            <text:p>13406</text:p>
          </table:table-cell>
          <table:table-cell office:value-type="string">
            <text:p>tags=97%, list=78%, signal=448%</text:p>
          </table:table-cell>
        </table:table-row>
        <table:table-row table:style-name="ro1">
          <table:table-cell table:number-columns-repeated="2" office:value-type="string">
            <text:p>HALLMARK_PROTEIN_SECRETION</text:p>
          </table:table-cell>
          <table:table-cell/>
          <table:table-cell office:value-type="float" office:value="95">
            <text:p>95</text:p>
          </table:table-cell>
          <table:table-cell office:value-type="float" office:value="0.20353587">
            <text:p>0.20353587</text:p>
          </table:table-cell>
          <table:table-cell office:value-type="float" office:value="0.8966861">
            <text:p>0.8966861</text:p>
          </table:table-cell>
          <table:table-cell office:value-type="float" office:value="0.62276125">
            <text:p>0.62276125</text:p>
          </table:table-cell>
          <table:table-cell table:number-columns-repeated="2" office:value-type="float" office:value="1">
            <text:p>1</text:p>
          </table:table-cell>
          <table:table-cell office:value-type="float" office:value="13629">
            <text:p>13629</text:p>
          </table:table-cell>
          <table:table-cell office:value-type="string">
            <text:p>tags=98%, list=80%, signal=479%</text:p>
          </table:table-cell>
        </table:table-row>
        <table:table-row table:style-name="ro1">
          <table:table-cell table:number-columns-repeated="2" office:value-type="string">
            <text:p>HALLMARK_PEROXISOME</text:p>
          </table:table-cell>
          <table:table-cell/>
          <table:table-cell office:value-type="float" office:value="102">
            <text:p>102</text:p>
          </table:table-cell>
          <table:table-cell office:value-type="float" office:value="0.19846795">
            <text:p>0.19846795</text:p>
          </table:table-cell>
          <table:table-cell office:value-type="float" office:value="0.88850254">
            <text:p>0.88850254</text:p>
          </table:table-cell>
          <table:table-cell office:value-type="float" office:value="0.7911105">
            <text:p>0.7911105</text:p>
          </table:table-cell>
          <table:table-cell table:number-columns-repeated="2" office:value-type="float" office:value="1">
            <text:p>1</text:p>
          </table:table-cell>
          <table:table-cell office:value-type="float" office:value="13695">
            <text:p>13695</text:p>
          </table:table-cell>
          <table:table-cell office:value-type="string">
            <text:p>tags=92%, list=80%, signal=460%</text:p>
          </table:table-cell>
        </table:table-row>
        <table:table-row table:style-name="ro1">
          <table:table-cell table:number-columns-repeated="2" office:value-type="string">
            <text:p>HALLMARK_ANDROGEN_RESPONSE</text:p>
          </table:table-cell>
          <table:table-cell/>
          <table:table-cell office:value-type="float" office:value="95">
            <text:p>95</text:p>
          </table:table-cell>
          <table:table-cell office:value-type="float" office:value="0.19922815">
            <text:p>0.19922815</text:p>
          </table:table-cell>
          <table:table-cell office:value-type="float" office:value="0.88341796">
            <text:p>0.88341796</text:p>
          </table:table-cell>
          <table:table-cell office:value-type="float" office:value="0.7834502">
            <text:p>0.7834502</text:p>
          </table:table-cell>
          <table:table-cell table:number-columns-repeated="2" office:value-type="float" office:value="1">
            <text:p>1</text:p>
          </table:table-cell>
          <table:table-cell office:value-type="float" office:value="13694">
            <text:p>13694</text:p>
          </table:table-cell>
          <table:table-cell office:value-type="string">
            <text:p>tags=95%, list=80%, signal=472%</text:p>
          </table:table-cell>
        </table:table-row>
        <table:table-row table:style-name="ro1">
          <table:table-cell table:number-columns-repeated="2" office:value-type="string">
            <text:p>HALLMARK_REACTIVE_OXYGEN_SPECIES_PATHWAY</text:p>
          </table:table-cell>
          <table:table-cell/>
          <table:table-cell office:value-type="float" office:value="47">
            <text:p>47</text:p>
          </table:table-cell>
          <table:table-cell office:value-type="float" office:value="0.22581771">
            <text:p>0.22581771</text:p>
          </table:table-cell>
          <table:table-cell office:value-type="float" office:value="0.8795324">
            <text:p>0.8795324</text:p>
          </table:table-cell>
          <table:table-cell office:value-type="float" office:value="0.5609983">
            <text:p>0.5609983</text:p>
          </table:table-cell>
          <table:table-cell office:value-type="float" office:value="0.97194886">
            <text:p>0.97194886</text:p>
          </table:table-cell>
          <table:table-cell office:value-type="float" office:value="1">
            <text:p>1</text:p>
          </table:table-cell>
          <table:table-cell office:value-type="float" office:value="13252">
            <text:p>13252</text:p>
          </table:table-cell>
          <table:table-cell office:value-type="string">
            <text:p>tags=100%, list=77%, signal=443%</text:p>
          </table:table-cell>
        </table:table-row>
        <table:table-row table:style-name="ro1">
          <table:table-cell table:number-columns-repeated="2" office:value-type="string">
            <text:p>HALLMARK_TGF_BETA_SIGNALING</text:p>
          </table:table-cell>
          <table:table-cell/>
          <table:table-cell office:value-type="float" office:value="54">
            <text:p>54</text:p>
          </table:table-cell>
          <table:table-cell office:value-type="float" office:value="0.21371126">
            <text:p>0.21371126</text:p>
          </table:table-cell>
          <table:table-cell office:value-type="float" office:value="0.85185593">
            <text:p>0.85185593</text:p>
          </table:table-cell>
          <table:table-cell office:value-type="float" office:value="0.66140646">
            <text:p>0.66140646</text:p>
          </table:table-cell>
          <table:table-cell office:value-type="float" office:value="0.9749727">
            <text:p>0.9749727</text:p>
          </table:table-cell>
          <table:table-cell office:value-type="float" office:value="1">
            <text:p>1</text:p>
          </table:table-cell>
          <table:table-cell office:value-type="float" office:value="13443">
            <text:p>13443</text:p>
          </table:table-cell>
          <table:table-cell office:value-type="string">
            <text:p>tags=96%, list=79%, signal=448%</text:p>
          </table:table-cell>
        </table:table-row>
        <table:table-row table:style-name="ro1">
          <table:table-cell table:number-columns-repeated="2" office:value-type="string">
            <text:p>HALLMARK_NOTCH_SIGNALING</text:p>
          </table:table-cell>
          <table:table-cell/>
          <table:table-cell office:value-type="float" office:value="32">
            <text:p>32</text:p>
          </table:table-cell>
          <table:table-cell office:value-type="float" office:value="0.23784584">
            <text:p>0.23784584</text:p>
          </table:table-cell>
          <table:table-cell office:value-type="float" office:value="0.83835655">
            <text:p>0.83835655</text:p>
          </table:table-cell>
          <table:table-cell office:value-type="float" office:value="0.62379473">
            <text:p>0.62379473</text:p>
          </table:table-cell>
          <table:table-cell office:value-type="float" office:value="0.9492818">
            <text:p>0.9492818</text:p>
          </table:table-cell>
          <table:table-cell office:value-type="float" office:value="1">
            <text:p>1</text:p>
          </table:table-cell>
          <table:table-cell office:value-type="float" office:value="13016">
            <text:p>13016</text:p>
          </table:table-cell>
          <table:table-cell office:value-type="string">
            <text:p>tags=94%, list=76%, signal=391%</text:p>
          </table:table-cell>
        </table:table-row>
      </table:table>
      <table:table table:name="CD8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GS&lt;br&gt; follow link to MSigDB</text:p>
          </table:table-cell>
          <table:table-cell office:value-type="string">
            <text:p>GS DETAILS</text:p>
          </table:table-cell>
          <table:table-cell office:value-type="string">
            <text:p>SIZE</text:p>
          </table:table-cell>
          <table:table-cell office:value-type="string">
            <text:p>ES</text:p>
          </table:table-cell>
          <table:table-cell office:value-type="string">
            <text:p>NES</text:p>
          </table:table-cell>
          <table:table-cell office:value-type="string">
            <text:p>NOM p-val</text:p>
          </table:table-cell>
          <table:table-cell office:value-type="string">
            <text:p>FDR q-val</text:p>
          </table:table-cell>
          <table:table-cell office:value-type="string">
            <text:p>FWER p-val</text:p>
          </table:table-cell>
          <table:table-cell office:value-type="string">
            <text:p>RANK AT MAX</text:p>
          </table:table-cell>
          <table:table-cell office:value-type="string">
            <text:p>LEADING EDGE</text:p>
          </table:table-cell>
        </table:table-row>
        <table:table-row table:style-name="ro1">
          <table:table-cell table:number-columns-repeated="2" office:value-type="string">
            <text:p>HALLMARK_HEME_METABOLISM</text:p>
          </table:table-cell>
          <table:table-cell office:value-type="string">
            <text:p>Details ...</text:p>
          </table:table-cell>
          <table:table-cell office:value-type="float" office:value="184">
            <text:p>184</text:p>
          </table:table-cell>
          <table:table-cell office:value-type="float" office:value="-0.47956973">
            <text:p>-0.47956973</text:p>
          </table:table-cell>
          <table:table-cell office:value-type="float" office:value="-2.1393733">
            <text:p>-2.1393733</text:p>
          </table:table-cell>
          <table:table-cell table:number-columns-repeated="3" office:value-type="float" office:value="0">
            <text:p>0</text:p>
          </table:table-cell>
          <table:table-cell office:value-type="float" office:value="4717">
            <text:p>4717</text:p>
          </table:table-cell>
          <table:table-cell office:value-type="string">
            <text:p>tags=28%, list=28%, signal=39%</text:p>
          </table:table-cell>
        </table:table-row>
        <table:table-row table:style-name="ro1">
          <table:table-cell table:number-columns-repeated="2" office:value-type="string">
            <text:p>HALLMARK_INFLAMMATORY_RESPONSE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-0.3718251">
            <text:p>-0.3718251</text:p>
          </table:table-cell>
          <table:table-cell office:value-type="float" office:value="-1.670455">
            <text:p>-1.670455</text:p>
          </table:table-cell>
          <table:table-cell office:value-type="float" office:value="0">
            <text:p>0</text:p>
          </table:table-cell>
          <table:table-cell office:value-type="float" office:value="0.04864238">
            <text:p>0.04864238</text:p>
          </table:table-cell>
          <table:table-cell office:value-type="float" office:value="0.0382">
            <text:p>0.0382</text:p>
          </table:table-cell>
          <table:table-cell office:value-type="float" office:value="5007">
            <text:p>5007</text:p>
          </table:table-cell>
          <table:table-cell office:value-type="string">
            <text:p>tags=43%, list=30%, signal=60%</text:p>
          </table:table-cell>
        </table:table-row>
        <table:table-row table:style-name="ro1">
          <table:table-cell table:number-columns-repeated="2" office:value-type="string">
            <text:p>HALLMARK_MYC_TARGETS_V1</text:p>
          </table:table-cell>
          <table:table-cell office:value-type="string">
            <text:p>Details ...</text:p>
          </table:table-cell>
          <table:table-cell office:value-type="float" office:value="198">
            <text:p>198</text:p>
          </table:table-cell>
          <table:table-cell office:value-type="float" office:value="-0.3660689">
            <text:p>-0.3660689</text:p>
          </table:table-cell>
          <table:table-cell office:value-type="float" office:value="-1.6445649">
            <text:p>-1.6445649</text:p>
          </table:table-cell>
          <table:table-cell office:value-type="string">
            <text:p>4.4247787E-4</text:p>
          </table:table-cell>
          <table:table-cell office:value-type="float" office:value="0.043546416">
            <text:p>0.043546416</text:p>
          </table:table-cell>
          <table:table-cell office:value-type="float" office:value="0.0505">
            <text:p>0.0505</text:p>
          </table:table-cell>
          <table:table-cell office:value-type="float" office:value="8390">
            <text:p>8390</text:p>
          </table:table-cell>
          <table:table-cell office:value-type="string">
            <text:p>tags=68%, list=50%, signal=136%</text:p>
          </table:table-cell>
        </table:table-row>
        <table:table-row table:style-name="ro1">
          <table:table-cell table:number-columns-repeated="2" office:value-type="string">
            <text:p>HALLMARK_MTORC1_SIGNALING</text:p>
          </table:table-cell>
          <table:table-cell office:value-type="string">
            <text:p>Details ...</text:p>
          </table:table-cell>
          <table:table-cell office:value-type="float" office:value="197">
            <text:p>197</text:p>
          </table:table-cell>
          <table:table-cell office:value-type="float" office:value="-0.3497098">
            <text:p>-0.3497098</text:p>
          </table:table-cell>
          <table:table-cell office:value-type="float" office:value="-1.5737517">
            <text:p>-1.5737517</text:p>
          </table:table-cell>
          <table:table-cell office:value-type="float" office:value="0">
            <text:p>0</text:p>
          </table:table-cell>
          <table:table-cell office:value-type="float" office:value="0.06454634">
            <text:p>0.06454634</text:p>
          </table:table-cell>
          <table:table-cell office:value-type="float" office:value="0.0972">
            <text:p>0.0972</text:p>
          </table:table-cell>
          <table:table-cell office:value-type="float" office:value="7086">
            <text:p>7086</text:p>
          </table:table-cell>
          <table:table-cell office:value-type="string">
            <text:p>tags=49%, list=43%, signal=85%</text:p>
          </table:table-cell>
        </table:table-row>
        <table:table-row table:style-name="ro1">
          <table:table-cell table:number-columns-repeated="2" office:value-type="string">
            <text:p>HALLMARK_ALLOGRAFT_REJECTION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-0.34901735">
            <text:p>-0.34901735</text:p>
          </table:table-cell>
          <table:table-cell office:value-type="float" office:value="-1.5715587">
            <text:p>-1.5715587</text:p>
          </table:table-cell>
          <table:table-cell office:value-type="string">
            <text:p>8.86132E-4</text:p>
          </table:table-cell>
          <table:table-cell office:value-type="float" office:value="0.05280508">
            <text:p>0.05280508</text:p>
          </table:table-cell>
          <table:table-cell office:value-type="float" office:value="0.0995">
            <text:p>0.0995</text:p>
          </table:table-cell>
          <table:table-cell office:value-type="float" office:value="5213">
            <text:p>5213</text:p>
          </table:table-cell>
          <table:table-cell office:value-type="string">
            <text:p>tags=33%, list=31%, signal=48%</text:p>
          </table:table-cell>
        </table:table-row>
        <table:table-row table:style-name="ro1">
          <table:table-cell table:number-columns-repeated="2" office:value-type="string">
            <text:p>HALLMARK_COAGULATION</text:p>
          </table:table-cell>
          <table:table-cell office:value-type="string">
            <text:p>Details ...</text:p>
          </table:table-cell>
          <table:table-cell office:value-type="float" office:value="136">
            <text:p>136</text:p>
          </table:table-cell>
          <table:table-cell office:value-type="float" office:value="-0.364778">
            <text:p>-0.364778</text:p>
          </table:table-cell>
          <table:table-cell office:value-type="float" office:value="-1.5554532">
            <text:p>-1.5554532</text:p>
          </table:table-cell>
          <table:table-cell office:value-type="float" office:value="0.0035945363">
            <text:p>0.0035945363</text:p>
          </table:table-cell>
          <table:table-cell office:value-type="float" office:value="0.050033033">
            <text:p>0.050033033</text:p>
          </table:table-cell>
          <table:table-cell office:value-type="float" office:value="0.1128">
            <text:p>0.1128</text:p>
          </table:table-cell>
          <table:table-cell office:value-type="float" office:value="4854">
            <text:p>4854</text:p>
          </table:table-cell>
          <table:table-cell office:value-type="string">
            <text:p>tags=52%, list=29%, signal=73%</text:p>
          </table:table-cell>
        </table:table-row>
        <table:table-row table:style-name="ro1">
          <table:table-cell table:number-columns-repeated="2" office:value-type="string">
            <text:p>HALLMARK_INTERFERON_GAMMA_RESPONSE</text:p>
          </table:table-cell>
          <table:table-cell office:value-type="string">
            <text:p>Details ...</text:p>
          </table:table-cell>
          <table:table-cell office:value-type="float" office:value="194">
            <text:p>194</text:p>
          </table:table-cell>
          <table:table-cell office:value-type="float" office:value="-0.34063983">
            <text:p>-0.34063983</text:p>
          </table:table-cell>
          <table:table-cell office:value-type="float" office:value="-1.529326">
            <text:p>-1.529326</text:p>
          </table:table-cell>
          <table:table-cell office:value-type="float" office:value="0.0029774564">
            <text:p>0.0029774564</text:p>
          </table:table-cell>
          <table:table-cell office:value-type="float" office:value="0.055434935">
            <text:p>0.055434935</text:p>
          </table:table-cell>
          <table:table-cell office:value-type="float" office:value="0.1433">
            <text:p>0.1433</text:p>
          </table:table-cell>
          <table:table-cell office:value-type="float" office:value="5475">
            <text:p>5475</text:p>
          </table:table-cell>
          <table:table-cell office:value-type="string">
            <text:p>tags=36%, list=33%, signal=52%</text:p>
          </table:table-cell>
        </table:table-row>
        <table:table-row table:style-name="ro1">
          <table:table-cell table:number-columns-repeated="2" office:value-type="string">
            <text:p>HALLMARK_INTERFERON_ALPHA_RESPONSE</text:p>
          </table:table-cell>
          <table:table-cell office:value-type="string">
            <text:p>Details ...</text:p>
          </table:table-cell>
          <table:table-cell office:value-type="float" office:value="92">
            <text:p>92</text:p>
          </table:table-cell>
          <table:table-cell office:value-type="float" office:value="-0.36411977">
            <text:p>-0.36411977</text:p>
          </table:table-cell>
          <table:table-cell office:value-type="float" office:value="-1.4524299">
            <text:p>-1.4524299</text:p>
          </table:table-cell>
          <table:table-cell office:value-type="float" office:value="0.027467262">
            <text:p>0.027467262</text:p>
          </table:table-cell>
          <table:table-cell office:value-type="float" office:value="0.09322136">
            <text:p>0.09322136</text:p>
          </table:table-cell>
          <table:table-cell office:value-type="float" office:value="0.2613">
            <text:p>0.2613</text:p>
          </table:table-cell>
          <table:table-cell office:value-type="float" office:value="5374">
            <text:p>5374</text:p>
          </table:table-cell>
          <table:table-cell office:value-type="string">
            <text:p>tags=39%, list=32%, signal=57%</text:p>
          </table:table-cell>
        </table:table-row>
        <table:table-row table:style-name="ro1">
          <table:table-cell table:number-columns-repeated="2" office:value-type="string">
            <text:p>HALLMARK_APICAL_JUNCTION</text:p>
          </table:table-cell>
          <table:table-cell office:value-type="string">
            <text:p>Details ...</text:p>
          </table:table-cell>
          <table:table-cell office:value-type="float" office:value="191">
            <text:p>191</text:p>
          </table:table-cell>
          <table:table-cell office:value-type="float" office:value="-0.31511706">
            <text:p>-0.31511706</text:p>
          </table:table-cell>
          <table:table-cell office:value-type="float" office:value="-1.4165633">
            <text:p>-1.4165633</text:p>
          </table:table-cell>
          <table:table-cell office:value-type="float" office:value="0.012303776">
            <text:p>0.012303776</text:p>
          </table:table-cell>
          <table:table-cell office:value-type="float" office:value="0.11160937">
            <text:p>0.11160937</text:p>
          </table:table-cell>
          <table:table-cell office:value-type="float" office:value="0.3364">
            <text:p>0.3364</text:p>
          </table:table-cell>
          <table:table-cell office:value-type="float" office:value="4117">
            <text:p>4117</text:p>
          </table:table-cell>
          <table:table-cell office:value-type="string">
            <text:p>tags=32%, list=25%, signal=43%</text:p>
          </table:table-cell>
        </table:table-row>
        <table:table-row table:style-name="ro1">
          <table:table-cell table:number-columns-repeated="2" office:value-type="string">
            <text:p>HALLMARK_GLYCOLYSIS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-0.30023637">
            <text:p>-0.30023637</text:p>
          </table:table-cell>
          <table:table-cell office:value-type="float" office:value="-1.3469775">
            <text:p>-1.3469775</text:p>
          </table:table-cell>
          <table:table-cell office:value-type="float" office:value="0.02486911">
            <text:p>0.02486911</text:p>
          </table:table-cell>
          <table:table-cell office:value-type="float" office:value="0.17246516">
            <text:p>0.17246516</text:p>
          </table:table-cell>
          <table:table-cell office:value-type="float" office:value="0.5051">
            <text:p>0.5051</text:p>
          </table:table-cell>
          <table:table-cell office:value-type="float" office:value="6304">
            <text:p>6304</text:p>
          </table:table-cell>
          <table:table-cell office:value-type="string">
            <text:p>tags=45%, list=38%, signal=72%</text:p>
          </table:table-cell>
        </table:table-row>
        <table:table-row table:style-name="ro1">
          <table:table-cell table:number-columns-repeated="2" office:value-type="string">
            <text:p>HALLMARK_PANCREAS_BETA_CELLS</text:p>
          </table:table-cell>
          <table:table-cell office:value-type="string">
            <text:p>Details ...</text:p>
          </table:table-cell>
          <table:table-cell office:value-type="float" office:value="40">
            <text:p>40</text:p>
          </table:table-cell>
          <table:table-cell office:value-type="float" office:value="-0.39880705">
            <text:p>-0.39880705</text:p>
          </table:table-cell>
          <table:table-cell office:value-type="float" office:value="-1.325907">
            <text:p>-1.325907</text:p>
          </table:table-cell>
          <table:table-cell office:value-type="float" office:value="0.104161076">
            <text:p>0.104161076</text:p>
          </table:table-cell>
          <table:table-cell office:value-type="float" office:value="0.18243411">
            <text:p>0.18243411</text:p>
          </table:table-cell>
          <table:table-cell office:value-type="float" office:value="0.5605">
            <text:p>0.5605</text:p>
          </table:table-cell>
          <table:table-cell office:value-type="float" office:value="3691">
            <text:p>3691</text:p>
          </table:table-cell>
          <table:table-cell office:value-type="string">
            <text:p>tags=43%, list=22%, signal=54%</text:p>
          </table:table-cell>
        </table:table-row>
        <table:table-row table:style-name="ro1">
          <table:table-cell table:number-columns-repeated="2" office:value-type="string">
            <text:p>HALLMARK_MYOGENESIS</text:p>
          </table:table-cell>
          <table:table-cell office:value-type="string">
            <text:p>Details ...</text:p>
          </table:table-cell>
          <table:table-cell office:value-type="float" office:value="199">
            <text:p>199</text:p>
          </table:table-cell>
          <table:table-cell office:value-type="float" office:value="-0.29345667">
            <text:p>-0.29345667</text:p>
          </table:table-cell>
          <table:table-cell office:value-type="float" office:value="-1.3198304">
            <text:p>-1.3198304</text:p>
          </table:table-cell>
          <table:table-cell office:value-type="float" office:value="0.028037382">
            <text:p>0.028037382</text:p>
          </table:table-cell>
          <table:table-cell office:value-type="float" office:value="0.17491195">
            <text:p>0.17491195</text:p>
          </table:table-cell>
          <table:table-cell office:value-type="float" office:value="0.5762">
            <text:p>0.5762</text:p>
          </table:table-cell>
          <table:table-cell office:value-type="float" office:value="5103">
            <text:p>5103</text:p>
          </table:table-cell>
          <table:table-cell office:value-type="string">
            <text:p>tags=51%, list=31%, signal=72%</text:p>
          </table:table-cell>
        </table:table-row>
        <table:table-row table:style-name="ro1">
          <table:table-cell table:number-columns-repeated="2" office:value-type="string">
            <text:p>HALLMARK_REACTIVE_OXYGEN_SPECIES_PATHWAY</text:p>
          </table:table-cell>
          <table:table-cell office:value-type="string">
            <text:p>Details ...</text:p>
          </table:table-cell>
          <table:table-cell office:value-type="float" office:value="47">
            <text:p>47</text:p>
          </table:table-cell>
          <table:table-cell office:value-type="float" office:value="-0.37807623">
            <text:p>-0.37807623</text:p>
          </table:table-cell>
          <table:table-cell office:value-type="float" office:value="-1.3148348">
            <text:p>-1.3148348</text:p>
          </table:table-cell>
          <table:table-cell office:value-type="float" office:value="0.11174707">
            <text:p>0.11174707</text:p>
          </table:table-cell>
          <table:table-cell office:value-type="float" office:value="0.16730317">
            <text:p>0.16730317</text:p>
          </table:table-cell>
          <table:table-cell office:value-type="float" office:value="0.5886">
            <text:p>0.5886</text:p>
          </table:table-cell>
          <table:table-cell office:value-type="float" office:value="7083">
            <text:p>7083</text:p>
          </table:table-cell>
          <table:table-cell office:value-type="string">
            <text:p>tags=43%, list=43%, signal=74%</text:p>
          </table:table-cell>
        </table:table-row>
        <table:table-row table:style-name="ro1">
          <table:table-cell table:number-columns-repeated="2" office:value-type="string">
            <text:p>HALLMARK_APICAL_SURFACE</text:p>
          </table:table-cell>
          <table:table-cell office:value-type="string">
            <text:p>Details ...</text:p>
          </table:table-cell>
          <table:table-cell office:value-type="float" office:value="44">
            <text:p>44</text:p>
          </table:table-cell>
          <table:table-cell office:value-type="float" office:value="-0.37922287">
            <text:p>-0.37922287</text:p>
          </table:table-cell>
          <table:table-cell office:value-type="float" office:value="-1.2995634">
            <text:p>-1.2995634</text:p>
          </table:table-cell>
          <table:table-cell office:value-type="float" office:value="0.12214363">
            <text:p>0.12214363</text:p>
          </table:table-cell>
          <table:table-cell office:value-type="float" office:value="0.17362949">
            <text:p>0.17362949</text:p>
          </table:table-cell>
          <table:table-cell office:value-type="float" office:value="0.6275">
            <text:p>0.6275</text:p>
          </table:table-cell>
          <table:table-cell office:value-type="float" office:value="4224">
            <text:p>4224</text:p>
          </table:table-cell>
          <table:table-cell office:value-type="string">
            <text:p>tags=36%, list=25%, signal=49%</text:p>
          </table:table-cell>
        </table:table-row>
        <table:table-row table:style-name="ro1">
          <table:table-cell table:number-columns-repeated="2" office:value-type="string">
            <text:p>HALLMARK_COMPLEMENT</text:p>
          </table:table-cell>
          <table:table-cell office:value-type="string">
            <text:p>Details ...</text:p>
          </table:table-cell>
          <table:table-cell office:value-type="float" office:value="188">
            <text:p>188</text:p>
          </table:table-cell>
          <table:table-cell office:value-type="float" office:value="-0.2805415">
            <text:p>-0.2805415</text:p>
          </table:table-cell>
          <table:table-cell office:value-type="float" office:value="-1.2561737">
            <text:p>-1.2561737</text:p>
          </table:table-cell>
          <table:table-cell office:value-type="float" office:value="0.061120544">
            <text:p>0.061120544</text:p>
          </table:table-cell>
          <table:table-cell office:value-type="float" office:value="0.2193012">
            <text:p>0.2193012</text:p>
          </table:table-cell>
          <table:table-cell office:value-type="float" office:value="0.7356">
            <text:p>0.7356</text:p>
          </table:table-cell>
          <table:table-cell office:value-type="float" office:value="5261">
            <text:p>5261</text:p>
          </table:table-cell>
          <table:table-cell office:value-type="string">
            <text:p>tags=35%, list=32%, signal=50%</text:p>
          </table:table-cell>
        </table:table-row>
        <table:table-row table:style-name="ro1">
          <table:table-cell table:number-columns-repeated="2" office:value-type="string">
            <text:p>HALLMARK_FATTY_ACID_METABOLISM</text:p>
          </table:table-cell>
          <table:table-cell office:value-type="string">
            <text:p>Details ...</text:p>
          </table:table-cell>
          <table:table-cell office:value-type="float" office:value="156">
            <text:p>156</text:p>
          </table:table-cell>
          <table:table-cell office:value-type="float" office:value="-0.2872914">
            <text:p>-0.2872914</text:p>
          </table:table-cell>
          <table:table-cell office:value-type="float" office:value="-1.2469304">
            <text:p>-1.2469304</text:p>
          </table:table-cell>
          <table:table-cell office:value-type="float" office:value="0.074672826">
            <text:p>0.074672826</text:p>
          </table:table-cell>
          <table:table-cell office:value-type="float" office:value="0.2182454">
            <text:p>0.2182454</text:p>
          </table:table-cell>
          <table:table-cell office:value-type="float" office:value="0.7578">
            <text:p>0.7578</text:p>
          </table:table-cell>
          <table:table-cell office:value-type="float" office:value="7147">
            <text:p>7147</text:p>
          </table:table-cell>
          <table:table-cell office:value-type="string">
            <text:p>tags=46%, list=43%, signal=80%</text:p>
          </table:table-cell>
        </table:table-row>
        <table:table-row table:style-name="ro1">
          <table:table-cell table:number-columns-repeated="2" office:value-type="string">
            <text:p>HALLMARK_ADIPOGENESIS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-0.26902983">
            <text:p>-0.26902983</text:p>
          </table:table-cell>
          <table:table-cell office:value-type="float" office:value="-1.2078235">
            <text:p>-1.2078235</text:p>
          </table:table-cell>
          <table:table-cell office:value-type="float" office:value="0.09622302">
            <text:p>0.09622302</text:p>
          </table:table-cell>
          <table:table-cell office:value-type="float" office:value="0.26700836">
            <text:p>0.26700836</text:p>
          </table:table-cell>
          <table:table-cell office:value-type="float" office:value="0.8427">
            <text:p>0.8427</text:p>
          </table:table-cell>
          <table:table-cell office:value-type="float" office:value="6670">
            <text:p>6670</text:p>
          </table:table-cell>
          <table:table-cell office:value-type="string">
            <text:p>tags=38%, list=40%, signal=62%</text:p>
          </table:table-cell>
        </table:table-row>
        <table:table-row table:style-name="ro1">
          <table:table-cell table:number-columns-repeated="2" office:value-type="string">
            <text:p>HALLMARK_ANGIOGENESIS</text:p>
          </table:table-cell>
          <table:table-cell office:value-type="string">
            <text:p>Details ...</text:p>
          </table:table-cell>
          <table:table-cell office:value-type="float" office:value="35">
            <text:p>35</text:p>
          </table:table-cell>
          <table:table-cell office:value-type="float" office:value="-0.3659828">
            <text:p>-0.3659828</text:p>
          </table:table-cell>
          <table:table-cell office:value-type="float" office:value="-1.19452">
            <text:p>-1.19452</text:p>
          </table:table-cell>
          <table:table-cell office:value-type="float" office:value="0.21083377">
            <text:p>0.21083377</text:p>
          </table:table-cell>
          <table:table-cell office:value-type="float" office:value="0.2742588">
            <text:p>0.2742588</text:p>
          </table:table-cell>
          <table:table-cell office:value-type="float" office:value="0.8672">
            <text:p>0.8672</text:p>
          </table:table-cell>
          <table:table-cell office:value-type="float" office:value="4636">
            <text:p>4636</text:p>
          </table:table-cell>
          <table:table-cell office:value-type="string">
            <text:p>tags=51%, list=28%, signal=71%</text:p>
          </table:table-cell>
        </table:table-row>
        <table:table-row table:style-name="ro1">
          <table:table-cell table:number-columns-repeated="2" office:value-type="string">
            <text:p>HALLMARK_BILE_ACID_METABOLISM</text:p>
          </table:table-cell>
          <table:table-cell office:value-type="string">
            <text:p>Details ...</text:p>
          </table:table-cell>
          <table:table-cell office:value-type="float" office:value="112">
            <text:p>112</text:p>
          </table:table-cell>
          <table:table-cell office:value-type="float" office:value="-0.28383243">
            <text:p>-0.28383243</text:p>
          </table:table-cell>
          <table:table-cell office:value-type="float" office:value="-1.1715432">
            <text:p>-1.1715432</text:p>
          </table:table-cell>
          <table:table-cell office:value-type="float" office:value="0.1836168">
            <text:p>0.1836168</text:p>
          </table:table-cell>
          <table:table-cell office:value-type="float" office:value="0.29766095">
            <text:p>0.29766095</text:p>
          </table:table-cell>
          <table:table-cell office:value-type="float" office:value="0.9043">
            <text:p>0.9043</text:p>
          </table:table-cell>
          <table:table-cell office:value-type="float" office:value="4622">
            <text:p>4622</text:p>
          </table:table-cell>
          <table:table-cell office:value-type="string">
            <text:p>tags=38%, list=28%, signal=52%</text:p>
          </table:table-cell>
        </table:table-row>
        <table:table-row table:style-name="ro1">
          <table:table-cell table:number-columns-repeated="2" office:value-type="string">
            <text:p>HALLMARK_PI3K_AKT_MTOR_SIGNALING</text:p>
          </table:table-cell>
          <table:table-cell office:value-type="string">
            <text:p>Details ...</text:p>
          </table:table-cell>
          <table:table-cell office:value-type="float" office:value="103">
            <text:p>103</text:p>
          </table:table-cell>
          <table:table-cell office:value-type="float" office:value="-0.28739822">
            <text:p>-0.28739822</text:p>
          </table:table-cell>
          <table:table-cell office:value-type="float" office:value="-1.168418">
            <text:p>-1.168418</text:p>
          </table:table-cell>
          <table:table-cell office:value-type="float" office:value="0.17877094">
            <text:p>0.17877094</text:p>
          </table:table-cell>
          <table:table-cell office:value-type="float" office:value="0.2882139">
            <text:p>0.2882139</text:p>
          </table:table-cell>
          <table:table-cell office:value-type="float" office:value="0.9086">
            <text:p>0.9086</text:p>
          </table:table-cell>
          <table:table-cell office:value-type="float" office:value="6901">
            <text:p>6901</text:p>
          </table:table-cell>
          <table:table-cell office:value-type="string">
            <text:p>tags=36%, list=41%, signal=61%</text:p>
          </table:table-cell>
        </table:table-row>
        <table:table-row table:style-name="ro1">
          <table:table-cell table:number-columns-repeated="2" office:value-type="string">
            <text:p>HALLMARK_PEROXISOME</text:p>
          </table:table-cell>
          <table:table-cell/>
          <table:table-cell office:value-type="float" office:value="102">
            <text:p>102</text:p>
          </table:table-cell>
          <table:table-cell office:value-type="float" office:value="-0.28369913">
            <text:p>-0.28369913</text:p>
          </table:table-cell>
          <table:table-cell office:value-type="float" office:value="-1.151959">
            <text:p>-1.151959</text:p>
          </table:table-cell>
          <table:table-cell office:value-type="float" office:value="0.18982257">
            <text:p>0.18982257</text:p>
          </table:table-cell>
          <table:table-cell office:value-type="float" office:value="0.30193073">
            <text:p>0.30193073</text:p>
          </table:table-cell>
          <table:table-cell office:value-type="float" office:value="0.9264">
            <text:p>0.9264</text:p>
          </table:table-cell>
          <table:table-cell office:value-type="float" office:value="5086">
            <text:p>5086</text:p>
          </table:table-cell>
          <table:table-cell office:value-type="string">
            <text:p>tags=30%, list=31%, signal=44%</text:p>
          </table:table-cell>
        </table:table-row>
        <table:table-row table:style-name="ro1">
          <table:table-cell table:number-columns-repeated="2" office:value-type="string">
            <text:p>HALLMARK_UV_RESPONSE_DN</text:p>
          </table:table-cell>
          <table:table-cell/>
          <table:table-cell office:value-type="float" office:value="137">
            <text:p>137</text:p>
          </table:table-cell>
          <table:table-cell office:value-type="float" office:value="-0.27052757">
            <text:p>-0.27052757</text:p>
          </table:table-cell>
          <table:table-cell office:value-type="float" office:value="-1.150153">
            <text:p>-1.150153</text:p>
          </table:table-cell>
          <table:table-cell office:value-type="float" office:value="0.1810377">
            <text:p>0.1810377</text:p>
          </table:table-cell>
          <table:table-cell office:value-type="float" office:value="0.29122862">
            <text:p>0.29122862</text:p>
          </table:table-cell>
          <table:table-cell office:value-type="float" office:value="0.9288">
            <text:p>0.9288</text:p>
          </table:table-cell>
          <table:table-cell office:value-type="float" office:value="4319">
            <text:p>4319</text:p>
          </table:table-cell>
          <table:table-cell office:value-type="string">
            <text:p>tags=33%, list=26%, signal=44%</text:p>
          </table:table-cell>
        </table:table-row>
        <table:table-row table:style-name="ro1">
          <table:table-cell table:number-columns-repeated="2" office:value-type="string">
            <text:p>HALLMARK_MYC_TARGETS_V2</text:p>
          </table:table-cell>
          <table:table-cell/>
          <table:table-cell office:value-type="float" office:value="58">
            <text:p>58</text:p>
          </table:table-cell>
          <table:table-cell office:value-type="float" office:value="-0.31155643">
            <text:p>-0.31155643</text:p>
          </table:table-cell>
          <table:table-cell office:value-type="float" office:value="-1.1328479">
            <text:p>-1.1328479</text:p>
          </table:table-cell>
          <table:table-cell office:value-type="float" office:value="0.2579795">
            <text:p>0.2579795</text:p>
          </table:table-cell>
          <table:table-cell office:value-type="float" office:value="0.3074358">
            <text:p>0.3074358</text:p>
          </table:table-cell>
          <table:table-cell office:value-type="float" office:value="0.9474">
            <text:p>0.9474</text:p>
          </table:table-cell>
          <table:table-cell office:value-type="float" office:value="8142">
            <text:p>8142</text:p>
          </table:table-cell>
          <table:table-cell office:value-type="string">
            <text:p>tags=67%, list=49%, signal=131%</text:p>
          </table:table-cell>
        </table:table-row>
        <table:table-row table:style-name="ro1">
          <table:table-cell table:number-columns-repeated="2" office:value-type="string">
            <text:p>HALLMARK_EPITHELIAL_MESENCHYMAL_TRANSITION</text:p>
          </table:table-cell>
          <table:table-cell/>
          <table:table-cell office:value-type="float" office:value="192">
            <text:p>192</text:p>
          </table:table-cell>
          <table:table-cell office:value-type="float" office:value="-0.24696504">
            <text:p>-0.24696504</text:p>
          </table:table-cell>
          <table:table-cell office:value-type="float" office:value="-1.1090693">
            <text:p>-1.1090693</text:p>
          </table:table-cell>
          <table:table-cell office:value-type="float" office:value="0.20278834">
            <text:p>0.20278834</text:p>
          </table:table-cell>
          <table:table-cell office:value-type="float" office:value="0.33661258">
            <text:p>0.33661258</text:p>
          </table:table-cell>
          <table:table-cell office:value-type="float" office:value="0.966">
            <text:p>0.966</text:p>
          </table:table-cell>
          <table:table-cell office:value-type="float" office:value="4505">
            <text:p>4505</text:p>
          </table:table-cell>
          <table:table-cell office:value-type="string">
            <text:p>tags=43%, list=27%, signal=58%</text:p>
          </table:table-cell>
        </table:table-row>
        <table:table-row table:style-name="ro1">
          <table:table-cell table:number-columns-repeated="2" office:value-type="string">
            <text:p>HALLMARK_XENOBIOTIC_METABOLISM</text:p>
          </table:table-cell>
          <table:table-cell/>
          <table:table-cell office:value-type="float" office:value="196">
            <text:p>196</text:p>
          </table:table-cell>
          <table:table-cell office:value-type="float" office:value="-0.24406666">
            <text:p>-0.24406666</text:p>
          </table:table-cell>
          <table:table-cell office:value-type="float" office:value="-1.0969831">
            <text:p>-1.0969831</text:p>
          </table:table-cell>
          <table:table-cell office:value-type="float" office:value="0.21927498">
            <text:p>0.21927498</text:p>
          </table:table-cell>
          <table:table-cell office:value-type="float" office:value="0.3467777">
            <text:p>0.3467777</text:p>
          </table:table-cell>
          <table:table-cell office:value-type="float" office:value="0.9738">
            <text:p>0.9738</text:p>
          </table:table-cell>
          <table:table-cell office:value-type="float" office:value="5383">
            <text:p>5383</text:p>
          </table:table-cell>
          <table:table-cell office:value-type="string">
            <text:p>tags=41%, list=32%, signal=60%</text:p>
          </table:table-cell>
        </table:table-row>
        <table:table-row table:style-name="ro1">
          <table:table-cell table:number-columns-repeated="2" office:value-type="string">
            <text:p>HALLMARK_HYPOXIA</text:p>
          </table:table-cell>
          <table:table-cell/>
          <table:table-cell office:value-type="float" office:value="193">
            <text:p>193</text:p>
          </table:table-cell>
          <table:table-cell office:value-type="float" office:value="-0.23925708">
            <text:p>-0.23925708</text:p>
          </table:table-cell>
          <table:table-cell office:value-type="float" office:value="-1.0777621">
            <text:p>-1.0777621</text:p>
          </table:table-cell>
          <table:table-cell office:value-type="float" office:value="0.24515845">
            <text:p>0.24515845</text:p>
          </table:table-cell>
          <table:table-cell office:value-type="float" office:value="0.37049702">
            <text:p>0.37049702</text:p>
          </table:table-cell>
          <table:table-cell office:value-type="float" office:value="0.9817">
            <text:p>0.9817</text:p>
          </table:table-cell>
          <table:table-cell office:value-type="float" office:value="5565">
            <text:p>5565</text:p>
          </table:table-cell>
          <table:table-cell office:value-type="string">
            <text:p>tags=41%, list=33%, signal=61%</text:p>
          </table:table-cell>
        </table:table-row>
        <table:table-row table:style-name="ro1">
          <table:table-cell table:number-columns-repeated="2" office:value-type="string">
            <text:p>HALLMARK_HEDGEHOG_SIGNALING</text:p>
          </table:table-cell>
          <table:table-cell/>
          <table:table-cell office:value-type="float" office:value="35">
            <text:p>35</text:p>
          </table:table-cell>
          <table:table-cell office:value-type="float" office:value="-0.3219977">
            <text:p>-0.3219977</text:p>
          </table:table-cell>
          <table:table-cell office:value-type="float" office:value="-1.0456964">
            <text:p>-1.0456964</text:p>
          </table:table-cell>
          <table:table-cell office:value-type="float" office:value="0.37414068">
            <text:p>0.37414068</text:p>
          </table:table-cell>
          <table:table-cell office:value-type="float" office:value="0.42227003">
            <text:p>0.42227003</text:p>
          </table:table-cell>
          <table:table-cell office:value-type="float" office:value="0.9927">
            <text:p>0.9927</text:p>
          </table:table-cell>
          <table:table-cell office:value-type="float" office:value="3528">
            <text:p>3528</text:p>
          </table:table-cell>
          <table:table-cell office:value-type="string">
            <text:p>tags=23%, list=21%, signal=29%</text:p>
          </table:table-cell>
        </table:table-row>
        <table:table-row table:style-name="ro1">
          <table:table-cell table:number-columns-repeated="2" office:value-type="string">
            <text:p>HALLMARK_OXIDATIVE_PHOSPHORYLATION</text:p>
          </table:table-cell>
          <table:table-cell/>
          <table:table-cell office:value-type="float" office:value="182">
            <text:p>182</text:p>
          </table:table-cell>
          <table:table-cell office:value-type="float" office:value="-0.2333732">
            <text:p>-0.2333732</text:p>
          </table:table-cell>
          <table:table-cell office:value-type="float" office:value="-1.0344458">
            <text:p>-1.0344458</text:p>
          </table:table-cell>
          <table:table-cell office:value-type="float" office:value="0.34786254">
            <text:p>0.34786254</text:p>
          </table:table-cell>
          <table:table-cell office:value-type="float" office:value="0.4312037">
            <text:p>0.4312037</text:p>
          </table:table-cell>
          <table:table-cell office:value-type="float" office:value="0.9942">
            <text:p>0.9942</text:p>
          </table:table-cell>
          <table:table-cell office:value-type="float" office:value="8484">
            <text:p>8484</text:p>
          </table:table-cell>
          <table:table-cell office:value-type="string">
            <text:p>tags=58%, list=51%, signal=116%</text:p>
          </table:table-cell>
        </table:table-row>
        <table:table-row table:style-name="ro1">
          <table:table-cell table:number-columns-repeated="2" office:value-type="string">
            <text:p>HALLMARK_ESTROGEN_RESPONSE_LATE</text:p>
          </table:table-cell>
          <table:table-cell/>
          <table:table-cell office:value-type="float" office:value="197">
            <text:p>197</text:p>
          </table:table-cell>
          <table:table-cell office:value-type="float" office:value="-0.22965379">
            <text:p>-0.22965379</text:p>
          </table:table-cell>
          <table:table-cell office:value-type="float" office:value="-1.0323517">
            <text:p>-1.0323517</text:p>
          </table:table-cell>
          <table:table-cell office:value-type="float" office:value="0.33645657">
            <text:p>0.33645657</text:p>
          </table:table-cell>
          <table:table-cell office:value-type="float" office:value="0.42063126">
            <text:p>0.42063126</text:p>
          </table:table-cell>
          <table:table-cell office:value-type="float" office:value="0.9944">
            <text:p>0.9944</text:p>
          </table:table-cell>
          <table:table-cell office:value-type="float" office:value="4748">
            <text:p>4748</text:p>
          </table:table-cell>
          <table:table-cell office:value-type="string">
            <text:p>tags=35%, list=29%, signal=48%</text:p>
          </table:table-cell>
        </table:table-row>
        <table:table-row table:style-name="ro1">
          <table:table-cell table:number-columns-repeated="2" office:value-type="string">
            <text:p>HALLMARK_CHOLESTEROL_HOMEOSTASIS</text:p>
          </table:table-cell>
          <table:table-cell/>
          <table:table-cell office:value-type="float" office:value="74">
            <text:p>74</text:p>
          </table:table-cell>
          <table:table-cell office:value-type="float" office:value="-0.25570437">
            <text:p>-0.25570437</text:p>
          </table:table-cell>
          <table:table-cell office:value-type="float" office:value="-0.9850949">
            <text:p>-0.9850949</text:p>
          </table:table-cell>
          <table:table-cell office:value-type="float" office:value="0.4509689">
            <text:p>0.4509689</text:p>
          </table:table-cell>
          <table:table-cell office:value-type="float" office:value="0.514142">
            <text:p>0.514142</text:p>
          </table:table-cell>
          <table:table-cell office:value-type="float" office:value="0.9988">
            <text:p>0.9988</text:p>
          </table:table-cell>
          <table:table-cell office:value-type="float" office:value="6386">
            <text:p>6386</text:p>
          </table:table-cell>
          <table:table-cell office:value-type="string">
            <text:p>tags=47%, list=38%, signal=76%</text:p>
          </table:table-cell>
        </table:table-row>
        <table:table-row table:style-name="ro1">
          <table:table-cell table:number-columns-repeated="2" office:value-type="string">
            <text:p>HALLMARK_APOPTOSIS</text:p>
          </table:table-cell>
          <table:table-cell/>
          <table:table-cell office:value-type="float" office:value="160">
            <text:p>160</text:p>
          </table:table-cell>
          <table:table-cell office:value-type="float" office:value="-0.21303959">
            <text:p>-0.21303959</text:p>
          </table:table-cell>
          <table:table-cell office:value-type="float" office:value="-0.92874587">
            <text:p>-0.92874587</text:p>
          </table:table-cell>
          <table:table-cell office:value-type="float" office:value="0.5951626">
            <text:p>0.5951626</text:p>
          </table:table-cell>
          <table:table-cell office:value-type="float" office:value="0.64070827">
            <text:p>0.64070827</text:p>
          </table:table-cell>
          <table:table-cell office:value-type="float" office:value="0.9998">
            <text:p>0.9998</text:p>
          </table:table-cell>
          <table:table-cell office:value-type="float" office:value="5496">
            <text:p>5496</text:p>
          </table:table-cell>
          <table:table-cell office:value-type="string">
            <text:p>tags=31%, list=33%, signal=46%</text:p>
          </table:table-cell>
        </table:table-row>
        <table:table-row table:style-name="ro1">
          <table:table-cell table:number-columns-repeated="2" office:value-type="string">
            <text:p>HALLMARK_UNFOLDED_PROTEIN_RESPONSE</text:p>
          </table:table-cell>
          <table:table-cell/>
          <table:table-cell office:value-type="float" office:value="111">
            <text:p>111</text:p>
          </table:table-cell>
          <table:table-cell office:value-type="float" office:value="-0.21666177">
            <text:p>-0.21666177</text:p>
          </table:table-cell>
          <table:table-cell office:value-type="float" office:value="-0.89396566">
            <text:p>-0.89396566</text:p>
          </table:table-cell>
          <table:table-cell office:value-type="float" office:value="0.6498987">
            <text:p>0.6498987</text:p>
          </table:table-cell>
          <table:table-cell office:value-type="float" office:value="0.7193102">
            <text:p>0.7193102</text:p>
          </table:table-cell>
          <table:table-cell office:value-type="float" office:value="0.9999">
            <text:p>0.9999</text:p>
          </table:table-cell>
          <table:table-cell office:value-type="float" office:value="7313">
            <text:p>7313</text:p>
          </table:table-cell>
          <table:table-cell office:value-type="string">
            <text:p>tags=41%, list=44%, signal=72%</text:p>
          </table:table-cell>
        </table:table-row>
        <table:table-row table:style-name="ro1">
          <table:table-cell table:number-columns-repeated="2" office:value-type="string">
            <text:p>HALLMARK_IL6_JAK_STAT3_SIGNALING</text:p>
          </table:table-cell>
          <table:table-cell/>
          <table:table-cell office:value-type="float" office:value="86">
            <text:p>86</text:p>
          </table:table-cell>
          <table:table-cell office:value-type="float" office:value="-0.21256681">
            <text:p>-0.21256681</text:p>
          </table:table-cell>
          <table:table-cell office:value-type="float" office:value="-0.83538055">
            <text:p>-0.83538055</text:p>
          </table:table-cell>
          <table:table-cell office:value-type="float" office:value="0.7707087">
            <text:p>0.7707087</text:p>
          </table:table-cell>
          <table:table-cell office:value-type="float" office:value="0.8711857">
            <text:p>0.8711857</text:p>
          </table:table-cell>
          <table:table-cell office:value-type="float" office:value="1">
            <text:p>1</text:p>
          </table:table-cell>
          <table:table-cell office:value-type="float" office:value="5886">
            <text:p>5886</text:p>
          </table:table-cell>
          <table:table-cell office:value-type="string">
            <text:p>tags=38%, list=35%, signal=59%</text:p>
          </table:table-cell>
        </table:table-row>
        <table:table-row table:style-name="ro1">
          <table:table-cell table:number-columns-repeated="2" office:value-type="string">
            <text:p>HALLMARK_NOTCH_SIGNALING</text:p>
          </table:table-cell>
          <table:table-cell/>
          <table:table-cell office:value-type="float" office:value="32">
            <text:p>32</text:p>
          </table:table-cell>
          <table:table-cell office:value-type="float" office:value="-0.25725204">
            <text:p>-0.25725204</text:p>
          </table:table-cell>
          <table:table-cell office:value-type="float" office:value="-0.8103466">
            <text:p>-0.8103466</text:p>
          </table:table-cell>
          <table:table-cell office:value-type="float" office:value="0.7241018">
            <text:p>0.7241018</text:p>
          </table:table-cell>
          <table:table-cell office:value-type="float" office:value="0.9018841">
            <text:p>0.9018841</text:p>
          </table:table-cell>
          <table:table-cell office:value-type="float" office:value="1">
            <text:p>1</text:p>
          </table:table-cell>
          <table:table-cell office:value-type="float" office:value="4544">
            <text:p>4544</text:p>
          </table:table-cell>
          <table:table-cell office:value-type="string">
            <text:p>tags=19%, list=27%, signal=26%</text:p>
          </table:table-cell>
        </table:table-row>
        <table:table-row table:style-name="ro1">
          <table:table-cell table:number-columns-repeated="2" office:value-type="string">
            <text:p>HALLMARK_SPERMATOGENESIS</text:p>
          </table:table-cell>
          <table:table-cell office:value-type="string">
            <text:p>Details ...</text:p>
          </table:table-cell>
          <table:table-cell office:value-type="float" office:value="133">
            <text:p>133</text:p>
          </table:table-cell>
          <table:table-cell office:value-type="float" office:value="0.33997154">
            <text:p>0.33997154</text:p>
          </table:table-cell>
          <table:table-cell office:value-type="float" office:value="1.4885361">
            <text:p>1.4885361</text:p>
          </table:table-cell>
          <table:table-cell office:value-type="float" office:value="0.035259955">
            <text:p>0.035259955</text:p>
          </table:table-cell>
          <table:table-cell office:value-type="float" office:value="0.5894666">
            <text:p>0.5894666</text:p>
          </table:table-cell>
          <table:table-cell office:value-type="float" office:value="0.7441">
            <text:p>0.7441</text:p>
          </table:table-cell>
          <table:table-cell office:value-type="float" office:value="4034">
            <text:p>4034</text:p>
          </table:table-cell>
          <table:table-cell office:value-type="string">
            <text:p>tags=31%, list=24%, signal=40%</text:p>
          </table:table-cell>
        </table:table-row>
        <table:table-row table:style-name="ro1">
          <table:table-cell table:number-columns-repeated="2" office:value-type="string">
            <text:p>HALLMARK_KRAS_SIGNALING_DN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30047226">
            <text:p>0.30047226</text:p>
          </table:table-cell>
          <table:table-cell office:value-type="float" office:value="1.4011855">
            <text:p>1.4011855</text:p>
          </table:table-cell>
          <table:table-cell office:value-type="float" office:value="0.037153322">
            <text:p>0.037153322</text:p>
          </table:table-cell>
          <table:table-cell office:value-type="float" office:value="0.49747413">
            <text:p>0.49747413</text:p>
          </table:table-cell>
          <table:table-cell office:value-type="float" office:value="0.9014">
            <text:p>0.9014</text:p>
          </table:table-cell>
          <table:table-cell office:value-type="float" office:value="2587">
            <text:p>2587</text:p>
          </table:table-cell>
          <table:table-cell office:value-type="string">
            <text:p>tags=27%, list=16%, signal=31%</text:p>
          </table:table-cell>
        </table:table-row>
        <table:table-row table:style-name="ro1">
          <table:table-cell table:number-columns-repeated="2" office:value-type="string">
            <text:p>HALLMARK_TNFA_SIGNALING_VIA_NFKB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29222304">
            <text:p>0.29222304</text:p>
          </table:table-cell>
          <table:table-cell office:value-type="float" office:value="1.3519409">
            <text:p>1.3519409</text:p>
          </table:table-cell>
          <table:table-cell office:value-type="float" office:value="0.059316486">
            <text:p>0.059316486</text:p>
          </table:table-cell>
          <table:table-cell office:value-type="float" office:value="0.435899">
            <text:p>0.435899</text:p>
          </table:table-cell>
          <table:table-cell office:value-type="float" office:value="0.9554">
            <text:p>0.9554</text:p>
          </table:table-cell>
          <table:table-cell office:value-type="float" office:value="2900">
            <text:p>2900</text:p>
          </table:table-cell>
          <table:table-cell office:value-type="string">
            <text:p>tags=28%, list=17%, signal=33%</text:p>
          </table:table-cell>
        </table:table-row>
        <table:table-row table:style-name="ro1">
          <table:table-cell table:number-columns-repeated="2" office:value-type="string">
            <text:p>HALLMARK_E2F_TARGETS</text:p>
          </table:table-cell>
          <table:table-cell office:value-type="string">
            <text:p>Details ...</text:p>
          </table:table-cell>
          <table:table-cell office:value-type="float" office:value="198">
            <text:p>198</text:p>
          </table:table-cell>
          <table:table-cell office:value-type="float" office:value="0.26126924">
            <text:p>0.26126924</text:p>
          </table:table-cell>
          <table:table-cell office:value-type="float" office:value="1.2112018">
            <text:p>1.2112018</text:p>
          </table:table-cell>
          <table:table-cell office:value-type="float" office:value="0.14379428">
            <text:p>0.14379428</text:p>
          </table:table-cell>
          <table:table-cell office:value-type="float" office:value="0.66505826">
            <text:p>0.66505826</text:p>
          </table:table-cell>
          <table:table-cell office:value-type="float" office:value="0.9983">
            <text:p>0.9983</text:p>
          </table:table-cell>
          <table:table-cell office:value-type="float" office:value="12341">
            <text:p>12341</text:p>
          </table:table-cell>
          <table:table-cell office:value-type="string">
            <text:p>tags=100%, list=74%, signal=383%</text:p>
          </table:table-cell>
        </table:table-row>
        <table:table-row table:style-name="ro1">
          <table:table-cell table:number-columns-repeated="2" office:value-type="string">
            <text:p>HALLMARK_MITOTIC_SPINDLE</text:p>
          </table:table-cell>
          <table:table-cell office:value-type="string">
            <text:p>Details ...</text:p>
          </table:table-cell>
          <table:table-cell office:value-type="float" office:value="193">
            <text:p>193</text:p>
          </table:table-cell>
          <table:table-cell office:value-type="float" office:value="0.24781807">
            <text:p>0.24781807</text:p>
          </table:table-cell>
          <table:table-cell office:value-type="float" office:value="1.1482378">
            <text:p>1.1482378</text:p>
          </table:table-cell>
          <table:table-cell office:value-type="float" office:value="0.19498171">
            <text:p>0.19498171</text:p>
          </table:table-cell>
          <table:table-cell office:value-type="float" office:value="0.7056674">
            <text:p>0.7056674</text:p>
          </table:table-cell>
          <table:table-cell office:value-type="float" office:value="0.9996">
            <text:p>0.9996</text:p>
          </table:table-cell>
          <table:table-cell office:value-type="float" office:value="4224">
            <text:p>4224</text:p>
          </table:table-cell>
          <table:table-cell office:value-type="string">
            <text:p>tags=28%, list=25%, signal=37%</text:p>
          </table:table-cell>
        </table:table-row>
        <table:table-row table:style-name="ro1">
          <table:table-cell table:number-columns-repeated="2" office:value-type="string">
            <text:p>HALLMARK_ESTROGEN_RESPONSE_EARLY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24347863">
            <text:p>0.24347863</text:p>
          </table:table-cell>
          <table:table-cell office:value-type="float" office:value="1.128292">
            <text:p>1.128292</text:p>
          </table:table-cell>
          <table:table-cell office:value-type="float" office:value="0.21363872">
            <text:p>0.21363872</text:p>
          </table:table-cell>
          <table:table-cell office:value-type="float" office:value="0.6399676">
            <text:p>0.6399676</text:p>
          </table:table-cell>
          <table:table-cell office:value-type="float" office:value="0.9999">
            <text:p>0.9999</text:p>
          </table:table-cell>
          <table:table-cell office:value-type="float" office:value="1939">
            <text:p>1939</text:p>
          </table:table-cell>
          <table:table-cell office:value-type="string">
            <text:p>tags=20%, list=12%, signal=23%</text:p>
          </table:table-cell>
        </table:table-row>
        <table:table-row table:style-name="ro1">
          <table:table-cell table:number-columns-repeated="2" office:value-type="string">
            <text:p>HALLMARK_DNA_REPAIR</text:p>
          </table:table-cell>
          <table:table-cell office:value-type="string">
            <text:p>Details ...</text:p>
          </table:table-cell>
          <table:table-cell office:value-type="float" office:value="146">
            <text:p>146</text:p>
          </table:table-cell>
          <table:table-cell office:value-type="float" office:value="0.23734155">
            <text:p>0.23734155</text:p>
          </table:table-cell>
          <table:table-cell office:value-type="float" office:value="1.0546749">
            <text:p>1.0546749</text:p>
          </table:table-cell>
          <table:table-cell office:value-type="float" office:value="0.32104033">
            <text:p>0.32104033</text:p>
          </table:table-cell>
          <table:table-cell office:value-type="float" office:value="0.7339633">
            <text:p>0.7339633</text:p>
          </table:table-cell>
          <table:table-cell office:value-type="float" office:value="1">
            <text:p>1</text:p>
          </table:table-cell>
          <table:table-cell office:value-type="float" office:value="12722">
            <text:p>12722</text:p>
          </table:table-cell>
          <table:table-cell office:value-type="string">
            <text:p>tags=100%, list=76%, signal=421%</text:p>
          </table:table-cell>
        </table:table-row>
        <table:table-row table:style-name="ro1">
          <table:table-cell table:number-columns-repeated="2" office:value-type="string">
            <text:p>HALLMARK_G2M_CHECKPOINT</text:p>
          </table:table-cell>
          <table:table-cell office:value-type="string">
            <text:p>Details ...</text:p>
          </table:table-cell>
          <table:table-cell office:value-type="float" office:value="191">
            <text:p>191</text:p>
          </table:table-cell>
          <table:table-cell office:value-type="float" office:value="0.21991046">
            <text:p>0.21991046</text:p>
          </table:table-cell>
          <table:table-cell office:value-type="float" office:value="1.0144649">
            <text:p>1.0144649</text:p>
          </table:table-cell>
          <table:table-cell office:value-type="float" office:value="0.36220884">
            <text:p>0.36220884</text:p>
          </table:table-cell>
          <table:table-cell office:value-type="float" office:value="0.7436687">
            <text:p>0.7436687</text:p>
          </table:table-cell>
          <table:table-cell office:value-type="float" office:value="1">
            <text:p>1</text:p>
          </table:table-cell>
          <table:table-cell office:value-type="float" office:value="13009">
            <text:p>13009</text:p>
          </table:table-cell>
          <table:table-cell office:value-type="string">
            <text:p>tags=99%, list=78%, signal=449%</text:p>
          </table:table-cell>
        </table:table-row>
        <table:table-row table:style-name="ro1">
          <table:table-cell table:number-columns-repeated="2" office:value-type="string">
            <text:p>HALLMARK_KRAS_SIGNALING_UP</text:p>
          </table:table-cell>
          <table:table-cell office:value-type="string">
            <text:p>Details ...</text:p>
          </table:table-cell>
          <table:table-cell office:value-type="float" office:value="195">
            <text:p>195</text:p>
          </table:table-cell>
          <table:table-cell office:value-type="float" office:value="0.20891964">
            <text:p>0.20891964</text:p>
          </table:table-cell>
          <table:table-cell office:value-type="float" office:value="0.9669284">
            <text:p>0.9669284</text:p>
          </table:table-cell>
          <table:table-cell office:value-type="float" office:value="0.42775318">
            <text:p>0.42775318</text:p>
          </table:table-cell>
          <table:table-cell office:value-type="float" office:value="0.7755654">
            <text:p>0.7755654</text:p>
          </table:table-cell>
          <table:table-cell office:value-type="float" office:value="1">
            <text:p>1</text:p>
          </table:table-cell>
          <table:table-cell office:value-type="float" office:value="3305">
            <text:p>3305</text:p>
          </table:table-cell>
          <table:table-cell office:value-type="string">
            <text:p>tags=26%, list=20%, signal=32%</text:p>
          </table:table-cell>
        </table:table-row>
        <table:table-row table:style-name="ro1">
          <table:table-cell table:number-columns-repeated="2" office:value-type="string">
            <text:p>HALLMARK_IL2_STAT5_SIGNALING</text:p>
          </table:table-cell>
          <table:table-cell office:value-type="string">
            <text:p>Details ...</text:p>
          </table:table-cell>
          <table:table-cell office:value-type="float" office:value="196">
            <text:p>196</text:p>
          </table:table-cell>
          <table:table-cell office:value-type="float" office:value="0.19377488">
            <text:p>0.19377488</text:p>
          </table:table-cell>
          <table:table-cell office:value-type="float" office:value="0.89553803">
            <text:p>0.89553803</text:p>
          </table:table-cell>
          <table:table-cell office:value-type="float" office:value="0.5693316">
            <text:p>0.5693316</text:p>
          </table:table-cell>
          <table:table-cell office:value-type="float" office:value="0.88708067">
            <text:p>0.88708067</text:p>
          </table:table-cell>
          <table:table-cell office:value-type="float" office:value="1">
            <text:p>1</text:p>
          </table:table-cell>
          <table:table-cell office:value-type="float" office:value="13439">
            <text:p>13439</text:p>
          </table:table-cell>
          <table:table-cell office:value-type="string">
            <text:p>tags=98%, list=81%, signal=504%</text:p>
          </table:table-cell>
        </table:table-row>
        <table:table-row table:style-name="ro1">
          <table:table-cell table:number-columns-repeated="2" office:value-type="string">
            <text:p>HALLMARK_P53_PATHWAY</text:p>
          </table:table-cell>
          <table:table-cell office:value-type="string">
            <text:p>Details ...</text:p>
          </table:table-cell>
          <table:table-cell office:value-type="float" office:value="193">
            <text:p>193</text:p>
          </table:table-cell>
          <table:table-cell office:value-type="float" office:value="0.18826634">
            <text:p>0.18826634</text:p>
          </table:table-cell>
          <table:table-cell office:value-type="float" office:value="0.8692639">
            <text:p>0.8692639</text:p>
          </table:table-cell>
          <table:table-cell office:value-type="float" office:value="0.6633871">
            <text:p>0.6633871</text:p>
          </table:table-cell>
          <table:table-cell office:value-type="float" office:value="0.9172573">
            <text:p>0.9172573</text:p>
          </table:table-cell>
          <table:table-cell office:value-type="float" office:value="1">
            <text:p>1</text:p>
          </table:table-cell>
          <table:table-cell office:value-type="float" office:value="13515">
            <text:p>13515</text:p>
          </table:table-cell>
          <table:table-cell office:value-type="string">
            <text:p>tags=95%, list=81%, signal=502%</text:p>
          </table:table-cell>
        </table:table-row>
        <table:table-row table:style-name="ro1">
          <table:table-cell table:number-columns-repeated="2" office:value-type="string">
            <text:p>HALLMARK_UV_RESPONSE_UP</text:p>
          </table:table-cell>
          <table:table-cell office:value-type="string">
            <text:p>Details ...</text:p>
          </table:table-cell>
          <table:table-cell office:value-type="float" office:value="155">
            <text:p>155</text:p>
          </table:table-cell>
          <table:table-cell office:value-type="float" office:value="0.19225757">
            <text:p>0.19225757</text:p>
          </table:table-cell>
          <table:table-cell office:value-type="float" office:value="0.8591305">
            <text:p>0.8591305</text:p>
          </table:table-cell>
          <table:table-cell office:value-type="float" office:value="0.65486485">
            <text:p>0.65486485</text:p>
          </table:table-cell>
          <table:table-cell office:value-type="float" office:value="0.90010256">
            <text:p>0.90010256</text:p>
          </table:table-cell>
          <table:table-cell office:value-type="float" office:value="1">
            <text:p>1</text:p>
          </table:table-cell>
          <table:table-cell office:value-type="float" office:value="13433">
            <text:p>13433</text:p>
          </table:table-cell>
          <table:table-cell office:value-type="string">
            <text:p>tags=94%, list=81%, signal=481%</text:p>
          </table:table-cell>
        </table:table-row>
        <table:table-row table:style-name="ro1">
          <table:table-cell table:number-columns-repeated="2" office:value-type="string">
            <text:p>HALLMARK_PROTEIN_SECRETION</text:p>
          </table:table-cell>
          <table:table-cell office:value-type="string">
            <text:p>Details ...</text:p>
          </table:table-cell>
          <table:table-cell office:value-type="float" office:value="95">
            <text:p>95</text:p>
          </table:table-cell>
          <table:table-cell office:value-type="float" office:value="0.20380668">
            <text:p>0.20380668</text:p>
          </table:table-cell>
          <table:table-cell office:value-type="float" office:value="0.8349814">
            <text:p>0.8349814</text:p>
          </table:table-cell>
          <table:table-cell office:value-type="float" office:value="0.64639056">
            <text:p>0.64639056</text:p>
          </table:table-cell>
          <table:table-cell table:number-columns-repeated="2" office:value-type="float" office:value="1">
            <text:p>1</text:p>
          </table:table-cell>
          <table:table-cell office:value-type="float" office:value="13251">
            <text:p>13251</text:p>
          </table:table-cell>
          <table:table-cell office:value-type="string">
            <text:p>tags=98%, list=80%, signal=478%</text:p>
          </table:table-cell>
        </table:table-row>
        <table:table-row table:style-name="ro1">
          <table:table-cell table:number-columns-repeated="2" office:value-type="string">
            <text:p>HALLMARK_ANDROGEN_RESPONSE</text:p>
          </table:table-cell>
          <table:table-cell office:value-type="string">
            <text:p>Details ...</text:p>
          </table:table-cell>
          <table:table-cell office:value-type="float" office:value="95">
            <text:p>95</text:p>
          </table:table-cell>
          <table:table-cell office:value-type="float" office:value="0.19946219">
            <text:p>0.19946219</text:p>
          </table:table-cell>
          <table:table-cell office:value-type="float" office:value="0.8152016">
            <text:p>0.8152016</text:p>
          </table:table-cell>
          <table:table-cell office:value-type="float" office:value="0.7001289">
            <text:p>0.7001289</text:p>
          </table:table-cell>
          <table:table-cell table:number-columns-repeated="2" office:value-type="float" office:value="1">
            <text:p>1</text:p>
          </table:table-cell>
          <table:table-cell office:value-type="float" office:value="13254">
            <text:p>13254</text:p>
          </table:table-cell>
          <table:table-cell office:value-type="string">
            <text:p>tags=87%, list=80%, signal=427%</text:p>
          </table:table-cell>
        </table:table-row>
        <table:table-row table:style-name="ro1">
          <table:table-cell table:number-columns-repeated="2" office:value-type="string">
            <text:p>HALLMARK_TGF_BETA_SIGNALING</text:p>
          </table:table-cell>
          <table:table-cell office:value-type="string">
            <text:p>Details ...</text:p>
          </table:table-cell>
          <table:table-cell office:value-type="float" office:value="54">
            <text:p>54</text:p>
          </table:table-cell>
          <table:table-cell office:value-type="float" office:value="0.20905274">
            <text:p>0.20905274</text:p>
          </table:table-cell>
          <table:table-cell office:value-type="float" office:value="0.75739133">
            <text:p>0.75739133</text:p>
          </table:table-cell>
          <table:table-cell office:value-type="float" office:value="0.7694795">
            <text:p>0.7694795</text:p>
          </table:table-cell>
          <table:table-cell table:number-columns-repeated="2" office:value-type="float" office:value="1">
            <text:p>1</text:p>
          </table:table-cell>
          <table:table-cell office:value-type="float" office:value="13134">
            <text:p>13134</text:p>
          </table:table-cell>
          <table:table-cell office:value-type="string">
            <text:p>tags=91%, list=79%, signal=430%</text:p>
          </table:table-cell>
        </table:table-row>
        <table:table-row table:style-name="ro1">
          <table:table-cell table:number-columns-repeated="2" office:value-type="string">
            <text:p>HALLMARK_WNT_BETA_CATENIN_SIGNALING</text:p>
          </table:table-cell>
          <table:table-cell office:value-type="string">
            <text:p>Details ...</text:p>
          </table:table-cell>
          <table:table-cell office:value-type="float" office:value="42">
            <text:p>42</text:p>
          </table:table-cell>
          <table:table-cell office:value-type="float" office:value="0.20840405">
            <text:p>0.20840405</text:p>
          </table:table-cell>
          <table:table-cell office:value-type="float" office:value="0.7067509">
            <text:p>0.7067509</text:p>
          </table:table-cell>
          <table:table-cell office:value-type="float" office:value="0.8391464">
            <text:p>0.8391464</text:p>
          </table:table-cell>
          <table:table-cell office:value-type="float" office:value="0.97636366">
            <text:p>0.97636366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string">
            <text:p>tags=86%, list=79%, signal=403%</text:p>
          </table:table-cell>
        </table:table-row>
      </table:table>
      <table:table table:name="ResultsOrdering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E2F TARGETS</text:p>
          </table:table-cell>
          <table:table-cell table:formula="of:=CONCATENATE(&quot;HALLMARK_&quot;;SUBSTITUTE([.B1] ;&quot; &quot;;&quot;_&quot;))" office:value-type="string" office:string-value="HALLMARK_E2F_TARGETS">
            <text:p>HALLMARK_E2F_TARGETS</text:p>
          </table:table-cell>
        </table:table-row>
        <table:table-row table:style-name="ro1">
          <table:table-cell/>
          <table:table-cell office:value-type="string">
            <text:p>G2M CHECKPOINT</text:p>
          </table:table-cell>
          <table:table-cell table:formula="of:=CONCATENATE(&quot;HALLMARK_&quot;;SUBSTITUTE([.B2] ;&quot; &quot;;&quot;_&quot;))" office:value-type="string" office:string-value="HALLMARK_G2M_CHECKPOINT">
            <text:p>HALLMARK_G2M_CHECKPOINT</text:p>
          </table:table-cell>
        </table:table-row>
        <table:table-row table:style-name="ro1">
          <table:table-cell/>
          <table:table-cell office:value-type="string">
            <text:p>MYC TARGETS</text:p>
          </table:table-cell>
          <table:table-cell table:formula="of:=CONCATENATE(&quot;HALLMARK_&quot;;SUBSTITUTE([.B3] ;&quot; &quot;;&quot;_&quot;))" office:value-type="string" office:string-value="HALLMARK_MYC_TARGETS">
            <text:p>HALLMARK_MYC_TARGETS</text:p>
          </table:table-cell>
        </table:table-row>
        <table:table-row table:style-name="ro1">
          <table:table-cell/>
          <table:table-cell office:value-type="string">
            <text:p>MITOTIC SPINDLE</text:p>
          </table:table-cell>
          <table:table-cell table:formula="of:=CONCATENATE(&quot;HALLMARK_&quot;;SUBSTITUTE([.B4] ;&quot; &quot;;&quot;_&quot;))" office:value-type="string" office:string-value="HALLMARK_MITOTIC_SPINDLE">
            <text:p>HALLMARK_MITOTIC_SPINDLE</text:p>
          </table:table-cell>
        </table:table-row>
        <table:table-row table:style-name="ro1">
          <table:table-cell/>
          <table:table-cell office:value-type="string">
            <text:p>DNA REPAIR</text:p>
          </table:table-cell>
          <table:table-cell table:formula="of:=CONCATENATE(&quot;HALLMARK_&quot;;SUBSTITUTE([.B5] ;&quot; &quot;;&quot;_&quot;))" office:value-type="string" office:string-value="HALLMARK_DNA_REPAIR">
            <text:p>HALLMARK_DNA_REPAIR</text:p>
          </table:table-cell>
        </table:table-row>
        <table:table-row table:style-name="ro1">
          <table:table-cell/>
          <table:table-cell office:value-type="string">
            <text:p>HEDGEHOG SIGNALING</text:p>
          </table:table-cell>
          <table:table-cell table:formula="of:=CONCATENATE(&quot;HALLMARK_&quot;;SUBSTITUTE([.B6] ;&quot; &quot;;&quot;_&quot;))" office:value-type="string" office:string-value="HALLMARK_HEDGEHOG_SIGNALING">
            <text:p>HALLMARK_HEDGEHOG_SIGNALING</text:p>
          </table:table-cell>
        </table:table-row>
        <table:table-row table:style-name="ro1">
          <table:table-cell/>
          <table:table-cell office:value-type="string">
            <text:p>UNFOLDED PROTEIN RESPONSE</text:p>
          </table:table-cell>
          <table:table-cell table:formula="of:=CONCATENATE(&quot;HALLMARK_&quot;;SUBSTITUTE([.B7] ;&quot; &quot;;&quot;_&quot;))" office:value-type="string" office:string-value="HALLMARK_UNFOLDED_PROTEIN_RESPONSE">
            <text:p>HALLMARK_UNFOLDED_PROTEIN_RESPONSE</text:p>
          </table:table-cell>
        </table:table-row>
        <table:table-row table:style-name="ro1">
          <table:table-cell/>
          <table:table-cell office:value-type="string">
            <text:p>FATTY ACID METABOLISM</text:p>
          </table:table-cell>
          <table:table-cell table:formula="of:=CONCATENATE(&quot;HALLMARK_&quot;;SUBSTITUTE([.B8] ;&quot; &quot;;&quot;_&quot;))" office:value-type="string" office:string-value="HALLMARK_FATTY_ACID_METABOLISM">
            <text:p>HALLMARK_FATTY_ACID_METABOLISM</text:p>
          </table:table-cell>
        </table:table-row>
        <table:table-row table:style-name="ro1">
          <table:table-cell/>
          <table:table-cell office:value-type="string">
            <text:p>OXIDATIVE PHOSPHORYLATION</text:p>
          </table:table-cell>
          <table:table-cell table:formula="of:=CONCATENATE(&quot;HALLMARK_&quot;;SUBSTITUTE([.B9] ;&quot; &quot;;&quot;_&quot;))" office:value-type="string" office:string-value="HALLMARK_OXIDATIVE_PHOSPHORYLATION">
            <text:p>HALLMARK_OXIDATIVE_PHOSPHORYLATION</text:p>
          </table:table-cell>
        </table:table-row>
        <table:table-row table:style-name="ro1">
          <table:table-cell/>
          <table:table-cell office:value-type="string">
            <text:p>MTORC1 SIGNALING</text:p>
          </table:table-cell>
          <table:table-cell table:formula="of:=CONCATENATE(&quot;HALLMARK_&quot;;SUBSTITUTE([.B10] ;&quot; &quot;;&quot;_&quot;))" office:value-type="string" office:string-value="HALLMARK_MTORC1_SIGNALING">
            <text:p>HALLMARK_MTORC1_SIGNALING</text:p>
          </table:table-cell>
        </table:table-row>
        <table:table-row table:style-name="ro1">
          <table:table-cell/>
          <table:table-cell office:value-type="string">
            <text:p>GLYCOLYSIS</text:p>
          </table:table-cell>
          <table:table-cell table:formula="of:=CONCATENATE(&quot;HALLMARK_&quot;;SUBSTITUTE([.B11] ;&quot; &quot;;&quot;_&quot;))" office:value-type="string" office:string-value="HALLMARK_GLYCOLYSIS">
            <text:p>HALLMARK_GLYCOLYSIS</text:p>
          </table:table-cell>
        </table:table-row>
        <table:table-row table:style-name="ro1">
          <table:table-cell/>
          <table:table-cell office:value-type="string">
            <text:p>IL2/ STAT5 SIGNALING</text:p>
          </table:table-cell>
          <table:table-cell table:formula="of:=CONCATENATE(&quot;HALLMARK_&quot;;SUBSTITUTE([.B12] ;&quot; &quot;;&quot;_&quot;))" office:value-type="string" office:string-value="HALLMARK_IL2/_STAT5_SIGNALING">
            <text:p>HALLMARK_IL2/_STAT5_SIGNALING</text:p>
          </table:table-cell>
        </table:table-row>
        <table:table-row table:style-name="ro1">
          <table:table-cell/>
          <table:table-cell office:value-type="string">
            <text:p>ALLOGRAFT REJECTION</text:p>
          </table:table-cell>
          <table:table-cell table:formula="of:=CONCATENATE(&quot;HALLMARK_&quot;;SUBSTITUTE([.B13] ;&quot; &quot;;&quot;_&quot;))" office:value-type="string" office:string-value="HALLMARK_ALLOGRAFT_REJECTION">
            <text:p>HALLMARK_ALLOGRAFT_REJECTION</text:p>
          </table:table-cell>
        </table:table-row>
        <table:table-row table:style-name="ro1">
          <table:table-cell/>
          <table:table-cell office:value-type="string">
            <text:p>COAGULATION</text:p>
          </table:table-cell>
          <table:table-cell table:formula="of:=CONCATENATE(&quot;HALLMARK_&quot;;SUBSTITUTE([.B14] ;&quot; &quot;;&quot;_&quot;))" office:value-type="string" office:string-value="HALLMARK_COAGULATION">
            <text:p>HALLMARK_COAGULATION</text:p>
          </table:table-cell>
        </table:table-row>
        <table:table-row table:style-name="ro1">
          <table:table-cell/>
          <table:table-cell office:value-type="string">
            <text:p>TNFA SIGNALING VIA NFKB</text:p>
          </table:table-cell>
          <table:table-cell table:formula="of:=CONCATENATE(&quot;HALLMARK_&quot;;SUBSTITUTE([.B15] ;&quot; &quot;;&quot;_&quot;))" office:value-type="string" office:string-value="HALLMARK_TNFA_SIGNALING_VIA_NFKB">
            <text:p>HALLMARK_TNFA_SIGNALING_VIA_NFKB</text:p>
          </table:table-cell>
        </table:table-row>
        <table:table-row table:style-name="ro1">
          <table:table-cell/>
          <table:table-cell office:value-type="string">
            <text:p>COMPLEMENT</text:p>
          </table:table-cell>
          <table:table-cell table:formula="of:=CONCATENATE(&quot;HALLMARK_&quot;;SUBSTITUTE([.B16] ;&quot; &quot;;&quot;_&quot;))" office:value-type="string" office:string-value="HALLMARK_COMPLEMENT">
            <text:p>HALLMARK_COMPLEMENT</text:p>
          </table:table-cell>
        </table:table-row>
        <table:table-row table:style-name="ro1">
          <table:table-cell/>
          <table:table-cell office:value-type="string">
            <text:p>INTERFERON GAMMA RESPONSE</text:p>
          </table:table-cell>
          <table:table-cell table:formula="of:=CONCATENATE(&quot;HALLMARK_&quot;;SUBSTITUTE([.B17] ;&quot; &quot;;&quot;_&quot;))" office:value-type="string" office:string-value="HALLMARK_INTERFERON_GAMMA_RESPONSE">
            <text:p>HALLMARK_INTERFERON_GAMMA_RESPONSE</text:p>
          </table:table-cell>
        </table:table-row>
        <table:table-row table:style-name="ro1">
          <table:table-cell/>
          <table:table-cell office:value-type="string">
            <text:p>IL6/ STAT3 SIGNALING</text:p>
          </table:table-cell>
          <table:table-cell table:formula="of:=CONCATENATE(&quot;HALLMARK_&quot;;SUBSTITUTE([.B18] ;&quot; &quot;;&quot;_&quot;))" office:value-type="string" office:string-value="HALLMARK_IL6/_STAT3_SIGNALING">
            <text:p>HALLMARK_IL6/_STAT3_SIGNALING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Drop th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PITHELIAL_MESE</text:p>
          </table:table-cell>
          <table:table-cell office:value-type="string">
            <text:p>HALLMARK_EPITHELIAL_MESENCHYMAL_TRANSITION</text:p>
          </table:table-cell>
        </table:table-row>
        <table:table-row table:style-name="ro1">
          <table:table-cell table:number-columns-repeated="2"/>
          <table:table-cell office:value-type="string">
            <text:p>HALLMARK_ESTROGEN_RESPONSE_LATE</text:p>
          </table:table-cell>
        </table:table-row>
        <table:table-row table:style-name="ro1">
          <table:table-cell table:number-columns-repeated="2"/>
          <table:table-cell office:value-type="string">
            <text:p>HALLMARK_SPERMATOGENESI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HALLMARK_ADIPOGENESI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LLMARK_E2F_TARGETS</text:p>
          </table:table-cell>
        </table:table-row>
        <table:table-row table:style-name="ro1">
          <table:table-cell table:number-columns-repeated="2"/>
          <table:table-cell office:value-type="string">
            <text:p>HALLMARK_G2M_CHECKPOINT</text:p>
          </table:table-cell>
        </table:table-row>
        <table:table-row table:style-name="ro1">
          <table:table-cell table:number-columns-repeated="2"/>
          <table:table-cell office:value-type="string">
            <text:p>HALLMARK_MYC_TARGETS</text:p>
          </table:table-cell>
        </table:table-row>
        <table:table-row table:style-name="ro1">
          <table:table-cell table:number-columns-repeated="2"/>
          <table:table-cell office:value-type="string">
            <text:p>HALLMARK_MITOTIC_SPINDLE</text:p>
          </table:table-cell>
        </table:table-row>
        <table:table-row table:style-name="ro1">
          <table:table-cell table:number-columns-repeated="2"/>
          <table:table-cell office:value-type="string">
            <text:p>HALLMARK_DNA_REPAIR</text:p>
          </table:table-cell>
        </table:table-row>
        <table:table-row table:style-name="ro3">
          <table:table-cell/>
          <table:table-cell office:value-type="string">
            <text:p>Below are ungrouped</text:p>
          </table:table-cell>
          <table:table-cell office:value-type="string">
            <text:p>HALLMARK_HEDGEHOG_SIGNALING</text:p>
          </table:table-cell>
        </table:table-row>
        <table:table-row table:style-name="ro1">
          <table:table-cell table:number-columns-repeated="2"/>
          <table:table-cell office:value-type="string">
            <text:p>HALLMARK_APICAL_SURFACE</text:p>
          </table:table-cell>
        </table:table-row>
        <table:table-row table:style-name="ro1">
          <table:table-cell table:number-columns-repeated="2"/>
          <table:table-cell office:value-type="string">
            <text:p>HALLMARK_APICAL_JUNCTION</text:p>
          </table:table-cell>
        </table:table-row>
        <table:table-row table:style-name="ro1">
          <table:table-cell table:number-columns-repeated="2"/>
          <table:table-cell office:value-type="string">
            <text:p>HALLMARK_MYOGENESIS</text:p>
          </table:table-cell>
        </table:table-row>
        <table:table-row table:style-name="ro1">
          <table:table-cell table:number-columns-repeated="2"/>
          <table:table-cell office:value-type="string">
            <text:p>HALLMARK_ADIPOGENESIS</text:p>
          </table:table-cell>
        </table:table-row>
        <table:table-row table:style-name="ro1">
          <table:table-cell table:number-columns-repeated="2"/>
          <table:table-cell office:value-type="string">
            <text:p>HALLMARK_KRAS_SIGNALING_DN</text:p>
          </table:table-cell>
        </table:table-row>
        <table:table-row table:style-name="ro1">
          <table:table-cell table:number-columns-repeated="2"/>
          <table:table-cell office:value-type="string">
            <text:p>HALLMARK_UNFOLDED_PROTEIN_RESPONSE</text:p>
          </table:table-cell>
        </table:table-row>
        <table:table-row table:style-name="ro3">
          <table:table-cell/>
          <table:table-cell office:value-type="string">
            <text:p>Above are ungrouped</text:p>
          </table:table-cell>
          <table:table-cell office:value-type="string">
            <text:p>HALLMARK_FATTY_ACID_METABOLISM</text:p>
          </table:table-cell>
        </table:table-row>
        <table:table-row table:style-name="ro1">
          <table:table-cell table:number-columns-repeated="2"/>
          <table:table-cell office:value-type="string">
            <text:p>HALLMARK_OXIDATIVE_PHOSPHORYLATION</text:p>
          </table:table-cell>
        </table:table-row>
        <table:table-row table:style-name="ro1">
          <table:table-cell table:number-columns-repeated="2"/>
          <table:table-cell office:value-type="string">
            <text:p>HALLMARK_MTORC1_SIGNALING</text:p>
          </table:table-cell>
        </table:table-row>
        <table:table-row table:style-name="ro1">
          <table:table-cell table:number-columns-repeated="2"/>
          <table:table-cell office:value-type="string">
            <text:p>HALLMARK_GLYCOLYSIS</text:p>
          </table:table-cell>
        </table:table-row>
        <table:table-row table:style-name="ro1">
          <table:table-cell table:number-columns-repeated="2"/>
          <table:table-cell office:value-type="string">
            <text:p>HALLMARK_IL2_STAT5_SIGNALING</text:p>
          </table:table-cell>
        </table:table-row>
        <table:table-row table:style-name="ro1">
          <table:table-cell table:number-columns-repeated="2"/>
          <table:table-cell office:value-type="string">
            <text:p>HALLMARK_ALLOGRAFT_REJECTION</text:p>
          </table:table-cell>
        </table:table-row>
        <table:table-row table:style-name="ro1">
          <table:table-cell table:number-columns-repeated="2"/>
          <table:table-cell office:value-type="string">
            <text:p>HALLMARK_COAGULATION</text:p>
          </table:table-cell>
        </table:table-row>
        <table:table-row table:style-name="ro1">
          <table:table-cell table:number-columns-repeated="2"/>
          <table:table-cell office:value-type="string">
            <text:p>HALLMARK_TNFA_SIGNALING_VIA_NFKB</text:p>
          </table:table-cell>
        </table:table-row>
        <table:table-row table:style-name="ro1">
          <table:table-cell table:number-columns-repeated="2"/>
          <table:table-cell office:value-type="string">
            <text:p>HALLMARK_COMPLEMENT</text:p>
          </table:table-cell>
        </table:table-row>
        <table:table-row table:style-name="ro1">
          <table:table-cell table:number-columns-repeated="2"/>
          <table:table-cell office:value-type="string">
            <text:p>HALLMARK_INTERFERON_ALPHA_RESPONSE</text:p>
          </table:table-cell>
        </table:table-row>
        <table:table-row table:style-name="ro1">
          <table:table-cell table:number-columns-repeated="2"/>
          <table:table-cell office:value-type="string">
            <text:p>HALLMARK_INFLAMMATORY_RESPONSE</text:p>
          </table:table-cell>
        </table:table-row>
        <table:table-row table:style-name="ro1">
          <table:table-cell table:number-columns-repeated="2"/>
          <table:table-cell office:value-type="string">
            <text:p>HALLMARK_INTERFERON_GAMMA_RESPONSE</text:p>
          </table:table-cell>
        </table:table-row>
        <table:table-row table:style-name="ro1">
          <table:table-cell table:number-columns-repeated="2"/>
          <table:table-cell office:value-type="string">
            <text:p>HALLMARK_IL6_JAK_STAT3_SIGNAL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12/27/2019</text:date>, <text:time>15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5:48:48.10</dc:date>
    <meta:generator>OpenOffice/4.1.7$Win32 OpenOffice.org_project/417m1$Build-9800</meta:generator>
    <meta:editing-duration>PT52M50S</meta:editing-duration>
    <meta:editing-cycles>1</meta:editing-cycles>
    <meta:document-statistic meta:table-count="3" meta:cell-count="1167" meta:object-count="0"/>
  </office:meta>
</office:document-meta>
</file>